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0.75in" style:rel-column-width="7344*"/>
    </style:style>
    <style:style style:name="Table11.B" style:family="table-column">
      <style:table-column-properties style:column-width="1.125in" style:rel-column-width="11016*"/>
    </style:style>
    <style:style style:name="Table11.C" style:family="table-column">
      <style:table-column-properties style:column-width="0.8125in" style:rel-column-width="7956*"/>
    </style:style>
    <style:style style:name="Table11.D" style:family="table-column">
      <style:table-column-properties style:column-width="1.9375in" style:rel-column-width="18972*"/>
    </style:style>
    <style:style style:name="Table11.E" style:family="table-column">
      <style:table-column-properties style:column-width="2.0674in" style:rel-column-width="2024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in" style:rel-column-width="1440*"/>
    </style:style>
    <style:style style:name="Table5.B" style:family="table-column">
      <style:table-column-properties style:column-width="5.6924in" style:rel-column-width="819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rsid="0043e7cd" officeooo:paragraph-rsid="007060e5" style:font-weight-asian="bold" style:font-weight-complex="bold"/>
    </style:style>
    <style:style style:name="P19" style:family="paragraph" style:parent-style-name="Text_20_body">
      <style:text-properties fo:font-weight="bold" officeooo:paragraph-rsid="005fda69" style:font-weight-asian="bold" style:font-weight-complex="bold"/>
    </style:style>
    <style:style style:name="P20" style:family="paragraph" style:parent-style-name="Text_20_body">
      <style:paragraph-properties fo:text-align="center" style:justify-single-word="false"/>
      <style:text-properties officeooo:paragraph-rsid="00228880"/>
    </style:style>
    <style:style style:name="P21" style:family="paragraph" style:parent-style-name="Text_20_body">
      <style:text-properties officeooo:rsid="00283fea"/>
    </style:style>
    <style:style style:name="P22" style:family="paragraph" style:parent-style-name="Text_20_body">
      <style:text-properties officeooo:rsid="002a2823"/>
    </style:style>
    <style:style style:name="P23" style:family="paragraph" style:parent-style-name="Text_20_body">
      <style:text-properties officeooo:rsid="002a2823" officeooo:paragraph-rsid="002fbd66"/>
    </style:style>
    <style:style style:name="P24" style:family="paragraph" style:parent-style-name="Text_20_body">
      <style:text-properties officeooo:rsid="0023dfb1"/>
    </style:style>
    <style:style style:name="P25" style:family="paragraph" style:parent-style-name="Text_20_body">
      <style:text-properties officeooo:rsid="0023dfb1" officeooo:paragraph-rsid="0023dfb1"/>
    </style:style>
    <style:style style:name="P26" style:family="paragraph" style:parent-style-name="Text_20_body">
      <style:text-properties officeooo:rsid="0023dfb1" officeooo:paragraph-rsid="005fda69"/>
    </style:style>
    <style:style style:name="P27" style:family="paragraph" style:parent-style-name="Text_20_body">
      <style:text-properties officeooo:rsid="002b58b4" officeooo:paragraph-rsid="002b58b4"/>
    </style:style>
    <style:style style:name="P28" style:family="paragraph" style:parent-style-name="Text_20_body">
      <style:text-properties officeooo:rsid="002b58b4" officeooo:paragraph-rsid="002d4b42"/>
    </style:style>
    <style:style style:name="P29" style:family="paragraph" style:parent-style-name="Text_20_body">
      <style:text-properties officeooo:rsid="002b58b4" officeooo:paragraph-rsid="003a0b2d"/>
    </style:style>
    <style:style style:name="P30" style:family="paragraph" style:parent-style-name="Text_20_body">
      <style:text-properties officeooo:rsid="002b58b4" officeooo:paragraph-rsid="00404123"/>
    </style:style>
    <style:style style:name="P31" style:family="paragraph" style:parent-style-name="Text_20_body">
      <style:text-properties officeooo:rsid="002b58b4" officeooo:paragraph-rsid="005fda69"/>
    </style:style>
    <style:style style:name="P32" style:family="paragraph" style:parent-style-name="Text_20_body">
      <style:text-properties officeooo:paragraph-rsid="002bc4dc"/>
    </style:style>
    <style:style style:name="P33" style:family="paragraph" style:parent-style-name="Text_20_body">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2bc4dc"/>
    </style:style>
    <style:style style:name="P35" style:family="paragraph" style:parent-style-name="Text_20_body">
      <style:paragraph-properties fo:text-align="center" style:justify-single-word="false"/>
      <style:text-properties officeooo:rsid="002bc4dc" officeooo:paragraph-rsid="005fda69"/>
    </style:style>
    <style:style style:name="P36" style:family="paragraph" style:parent-style-name="Text_20_body">
      <style:text-properties officeooo:rsid="002bc4dc" officeooo:paragraph-rsid="002d4b42"/>
    </style:style>
    <style:style style:name="P37" style:family="paragraph" style:parent-style-name="Text_20_body">
      <style:text-properties officeooo:rsid="002bc4dc" officeooo:paragraph-rsid="003a0b2d"/>
    </style:style>
    <style:style style:name="P38" style:family="paragraph" style:parent-style-name="Text_20_body">
      <style:text-properties officeooo:rsid="002bc4dc" officeooo:paragraph-rsid="005fda69"/>
    </style:style>
    <style:style style:name="P39" style:family="paragraph" style:parent-style-name="Text_20_body">
      <style:text-properties officeooo:rsid="002d4b42" officeooo:paragraph-rsid="002d4b42"/>
    </style:style>
    <style:style style:name="P40" style:family="paragraph" style:parent-style-name="Text_20_body">
      <style:text-properties officeooo:rsid="002d4b42" officeooo:paragraph-rsid="0052d9f2"/>
    </style:style>
    <style:style style:name="P41" style:family="paragraph" style:parent-style-name="Text_20_body">
      <style:text-properties officeooo:rsid="002d4b42" officeooo:paragraph-rsid="005cd186"/>
    </style:style>
    <style:style style:name="P42" style:family="paragraph" style:parent-style-name="Text_20_body">
      <style:text-properties officeooo:paragraph-rsid="002d4b42"/>
    </style:style>
    <style:style style:name="P43" style:family="paragraph" style:parent-style-name="Text_20_body">
      <style:text-properties officeooo:rsid="001e3533" officeooo:paragraph-rsid="001e3533"/>
    </style:style>
    <style:style style:name="P44" style:family="paragraph" style:parent-style-name="Text_20_body">
      <style:text-properties officeooo:rsid="002e7468" officeooo:paragraph-rsid="002e7468"/>
    </style:style>
    <style:style style:name="P45" style:family="paragraph" style:parent-style-name="Text_20_body">
      <style:text-properties officeooo:rsid="002f72a7" officeooo:paragraph-rsid="002f72a7"/>
    </style:style>
    <style:style style:name="P46" style:family="paragraph" style:parent-style-name="Text_20_body">
      <style:text-properties officeooo:paragraph-rsid="002f72a7"/>
    </style:style>
    <style:style style:name="P47" style:family="paragraph" style:parent-style-name="Text_20_body">
      <style:text-properties officeooo:paragraph-rsid="002fbd66"/>
    </style:style>
    <style:style style:name="P48" style:family="paragraph" style:parent-style-name="Text_20_body">
      <style:text-properties officeooo:rsid="002fbd66" officeooo:paragraph-rsid="002fbd66"/>
    </style:style>
    <style:style style:name="P49" style:family="paragraph" style:parent-style-name="Text_20_body">
      <style:text-properties officeooo:rsid="0030069c" officeooo:paragraph-rsid="003a0b2d"/>
    </style:style>
    <style:style style:name="P50" style:family="paragraph" style:parent-style-name="Text_20_body">
      <style:text-properties officeooo:rsid="0030a51c" officeooo:paragraph-rsid="0030a51c"/>
    </style:style>
    <style:style style:name="P51" style:family="paragraph" style:parent-style-name="Text_20_body">
      <style:text-properties officeooo:rsid="0030dc46" officeooo:paragraph-rsid="0030dc46"/>
    </style:style>
    <style:style style:name="P52" style:family="paragraph" style:parent-style-name="Text_20_body">
      <style:text-properties officeooo:paragraph-rsid="0030dc46"/>
    </style:style>
    <style:style style:name="P53" style:family="paragraph" style:parent-style-name="Text_20_body">
      <style:text-properties officeooo:rsid="003518dc" officeooo:paragraph-rsid="003518dc"/>
    </style:style>
    <style:style style:name="P54" style:family="paragraph" style:parent-style-name="Text_20_body">
      <style:text-properties officeooo:rsid="003518dc" officeooo:paragraph-rsid="003a0b2d"/>
    </style:style>
    <style:style style:name="P55" style:family="paragraph" style:parent-style-name="Text_20_body">
      <style:text-properties officeooo:paragraph-rsid="00385d35"/>
    </style:style>
    <style:style style:name="P56" style:family="paragraph" style:parent-style-name="Text_20_body">
      <style:text-properties officeooo:rsid="00385d35" officeooo:paragraph-rsid="00385d35"/>
    </style:style>
    <style:style style:name="P57" style:family="paragraph" style:parent-style-name="Text_20_body">
      <style:text-properties officeooo:rsid="00385d35" officeooo:paragraph-rsid="007060e5"/>
    </style:style>
    <style:style style:name="P58" style:family="paragraph" style:parent-style-name="Text_20_body">
      <style:text-properties officeooo:rsid="0038e99a" officeooo:paragraph-rsid="0038e99a"/>
    </style:style>
    <style:style style:name="P59" style:family="paragraph" style:parent-style-name="Text_20_body">
      <style:paragraph-properties fo:text-align="center" style:justify-single-word="false"/>
      <style:text-properties officeooo:rsid="0038e99a" officeooo:paragraph-rsid="0038e99a"/>
    </style:style>
    <style:style style:name="P60" style:family="paragraph" style:parent-style-name="Text_20_body">
      <style:text-properties officeooo:rsid="0038e99a" officeooo:paragraph-rsid="005fda69"/>
    </style:style>
    <style:style style:name="P61" style:family="paragraph" style:parent-style-name="Text_20_body">
      <style:text-properties officeooo:rsid="0038e99a" officeooo:paragraph-rsid="00619bef"/>
    </style:style>
    <style:style style:name="P62" style:family="paragraph" style:parent-style-name="Text_20_body">
      <style:text-properties officeooo:paragraph-rsid="003a0b2d"/>
    </style:style>
    <style:style style:name="P63" style:family="paragraph" style:parent-style-name="Text_20_body">
      <style:text-properties officeooo:rsid="003a0b2d" officeooo:paragraph-rsid="003a0b2d"/>
    </style:style>
    <style:style style:name="P64" style:family="paragraph" style:parent-style-name="Text_20_body">
      <style:text-properties officeooo:rsid="003bee15" officeooo:paragraph-rsid="003bee15"/>
    </style:style>
    <style:style style:name="P65" style:family="paragraph" style:parent-style-name="Text_20_body">
      <style:text-properties officeooo:rsid="003d4779" officeooo:paragraph-rsid="003d4779"/>
    </style:style>
    <style:style style:name="P66" style:family="paragraph" style:parent-style-name="Text_20_body">
      <style:text-properties officeooo:paragraph-rsid="00404123"/>
    </style:style>
    <style:style style:name="P67" style:family="paragraph" style:parent-style-name="Text_20_body">
      <style:text-properties officeooo:paragraph-rsid="004067ce"/>
    </style:style>
    <style:style style:name="P68" style:family="paragraph" style:parent-style-name="Text_20_body">
      <style:text-properties officeooo:rsid="004067ce" officeooo:paragraph-rsid="004067ce"/>
    </style:style>
    <style:style style:name="P69" style:family="paragraph" style:parent-style-name="Text_20_body">
      <style:text-properties officeooo:rsid="004067ce" officeooo:paragraph-rsid="00711406"/>
    </style:style>
    <style:style style:name="P70" style:family="paragraph" style:parent-style-name="Text_20_body">
      <style:text-properties officeooo:paragraph-rsid="0043bcbc"/>
    </style:style>
    <style:style style:name="P71" style:family="paragraph" style:parent-style-name="Text_20_body">
      <style:text-properties officeooo:rsid="0043bcbc" officeooo:paragraph-rsid="0043bcbc"/>
    </style:style>
    <style:style style:name="P72" style:family="paragraph" style:parent-style-name="Text_20_body">
      <style:text-properties officeooo:rsid="0043bcbc" officeooo:paragraph-rsid="007060e5"/>
    </style:style>
    <style:style style:name="P73" style:family="paragraph" style:parent-style-name="Text_20_body">
      <style:text-properties officeooo:rsid="0043e7cd" officeooo:paragraph-rsid="0043e7cd"/>
    </style:style>
    <style:style style:name="P74" style:family="paragraph" style:parent-style-name="Text_20_body">
      <style:text-properties officeooo:rsid="0043e7cd" officeooo:paragraph-rsid="00453cbe"/>
    </style:style>
    <style:style style:name="P75" style:family="paragraph" style:parent-style-name="Text_20_body">
      <style:text-properties officeooo:rsid="0043e7cd" officeooo:paragraph-rsid="007060e5"/>
    </style:style>
    <style:style style:name="P76" style:family="paragraph" style:parent-style-name="Text_20_body">
      <style:text-properties officeooo:rsid="00453cbe" officeooo:paragraph-rsid="00453cbe"/>
    </style:style>
    <style:style style:name="P77" style:family="paragraph" style:parent-style-name="Text_20_body">
      <style:text-properties officeooo:rsid="00453cbe" officeooo:paragraph-rsid="007060e5"/>
    </style:style>
    <style:style style:name="P78" style:family="paragraph" style:parent-style-name="Text_20_body">
      <style:text-properties officeooo:paragraph-rsid="00453cbe"/>
    </style:style>
    <style:style style:name="P79" style:family="paragraph" style:parent-style-name="Text_20_body">
      <style:text-properties officeooo:rsid="00456607" officeooo:paragraph-rsid="00456607"/>
    </style:style>
    <style:style style:name="P80" style:family="paragraph" style:parent-style-name="Text_20_body">
      <style:text-properties officeooo:rsid="0046e87a" officeooo:paragraph-rsid="0046e87a"/>
    </style:style>
    <style:style style:name="P81" style:family="paragraph" style:parent-style-name="Text_20_body">
      <style:text-properties officeooo:rsid="004dc018" officeooo:paragraph-rsid="004dc018"/>
    </style:style>
    <style:style style:name="P82" style:family="paragraph" style:parent-style-name="Text_20_body">
      <style:text-properties officeooo:rsid="004dc018" officeooo:paragraph-rsid="007060e5"/>
    </style:style>
    <style:style style:name="P83" style:family="paragraph" style:parent-style-name="Text_20_body">
      <style:text-properties officeooo:rsid="004f017a" officeooo:paragraph-rsid="004f017a"/>
    </style:style>
    <style:style style:name="P84" style:family="paragraph" style:parent-style-name="Text_20_body">
      <style:text-properties officeooo:paragraph-rsid="004f017a"/>
    </style:style>
    <style:style style:name="P85" style:family="paragraph" style:parent-style-name="Text_20_body">
      <style:text-properties officeooo:rsid="004f71ed" officeooo:paragraph-rsid="004f71ed"/>
    </style:style>
    <style:style style:name="P86" style:family="paragraph" style:parent-style-name="Text_20_body">
      <style:text-properties officeooo:rsid="004f71ed" officeooo:paragraph-rsid="006ce372"/>
    </style:style>
    <style:style style:name="P87" style:family="paragraph" style:parent-style-name="Text_20_body">
      <style:text-properties officeooo:rsid="004f71ed" officeooo:paragraph-rsid="006dae32"/>
    </style:style>
    <style:style style:name="P88" style:family="paragraph" style:parent-style-name="Text_20_body">
      <style:text-properties officeooo:rsid="00508c8b" officeooo:paragraph-rsid="00508c8b"/>
    </style:style>
    <style:style style:name="P89" style:family="paragraph" style:parent-style-name="Text_20_body">
      <style:text-properties officeooo:rsid="0050ead5" officeooo:paragraph-rsid="0050ead5"/>
    </style:style>
    <style:style style:name="P90" style:family="paragraph" style:parent-style-name="Text_20_body">
      <style:text-properties officeooo:rsid="0052d9f2" officeooo:paragraph-rsid="0052d9f2"/>
    </style:style>
    <style:style style:name="P91" style:family="paragraph" style:parent-style-name="Text_20_body">
      <style:text-properties officeooo:paragraph-rsid="0052d9f2"/>
    </style:style>
    <style:style style:name="P92" style:family="paragraph" style:parent-style-name="Text_20_body">
      <style:text-properties officeooo:paragraph-rsid="00548fd8"/>
    </style:style>
    <style:style style:name="P93" style:family="paragraph" style:parent-style-name="Text_20_body">
      <style:text-properties officeooo:rsid="00548fd8" officeooo:paragraph-rsid="00548fd8"/>
    </style:style>
    <style:style style:name="P94" style:family="paragraph" style:parent-style-name="Text_20_body">
      <style:text-properties officeooo:rsid="0055139f" officeooo:paragraph-rsid="0055139f"/>
    </style:style>
    <style:style style:name="P95" style:family="paragraph" style:parent-style-name="Text_20_body">
      <style:text-properties officeooo:rsid="00553fcc" officeooo:paragraph-rsid="00553fcc"/>
    </style:style>
    <style:style style:name="P96" style:family="paragraph" style:parent-style-name="Text_20_body">
      <style:text-properties officeooo:paragraph-rsid="00598940"/>
    </style:style>
    <style:style style:name="P97" style:family="paragraph" style:parent-style-name="Text_20_body">
      <style:text-properties officeooo:rsid="005a1061" officeooo:paragraph-rsid="005a1061"/>
    </style:style>
    <style:style style:name="P98" style:family="paragraph" style:parent-style-name="Text_20_body">
      <style:text-properties officeooo:paragraph-rsid="005bf362"/>
    </style:style>
    <style:style style:name="P99" style:family="paragraph" style:parent-style-name="Text_20_body">
      <style:text-properties officeooo:rsid="005bf362" officeooo:paragraph-rsid="005bf362"/>
    </style:style>
    <style:style style:name="P100" style:family="paragraph" style:parent-style-name="Text_20_body">
      <style:text-properties officeooo:rsid="005e5b91" officeooo:paragraph-rsid="005e5b91"/>
    </style:style>
    <style:style style:name="P101" style:family="paragraph" style:parent-style-name="Text_20_body">
      <style:text-properties officeooo:rsid="005fda69" officeooo:paragraph-rsid="005fda69"/>
    </style:style>
    <style:style style:name="P102" style:family="paragraph" style:parent-style-name="Text_20_body">
      <style:text-properties officeooo:paragraph-rsid="005fda69"/>
    </style:style>
    <style:style style:name="P103" style:family="paragraph" style:parent-style-name="Text_20_body">
      <style:text-properties officeooo:rsid="0063ede0" officeooo:paragraph-rsid="0063ede0"/>
    </style:style>
    <style:style style:name="P104" style:family="paragraph" style:parent-style-name="Text_20_body">
      <style:text-properties officeooo:rsid="0064f1ff" officeooo:paragraph-rsid="0064f1ff"/>
    </style:style>
    <style:style style:name="P105" style:family="paragraph" style:parent-style-name="Text_20_body">
      <style:text-properties officeooo:rsid="005a8b3e" officeooo:paragraph-rsid="006642da"/>
    </style:style>
    <style:style style:name="P106" style:family="paragraph" style:parent-style-name="Text_20_body">
      <style:text-properties officeooo:rsid="00668d1a" officeooo:paragraph-rsid="00668d1a"/>
    </style:style>
    <style:style style:name="P107" style:family="paragraph" style:parent-style-name="Text_20_body">
      <style:text-properties officeooo:paragraph-rsid="00668d1a"/>
    </style:style>
    <style:style style:name="P108" style:family="paragraph" style:parent-style-name="Text_20_body">
      <style:text-properties officeooo:rsid="005e1908" officeooo:paragraph-rsid="005e1908"/>
    </style:style>
    <style:style style:name="P109" style:family="paragraph" style:parent-style-name="Text_20_body">
      <style:text-properties officeooo:rsid="00619bef" officeooo:paragraph-rsid="00619bef"/>
    </style:style>
    <style:style style:name="P110" style:family="paragraph" style:parent-style-name="Text_20_body">
      <style:text-properties officeooo:rsid="006b4918" officeooo:paragraph-rsid="006b4918"/>
    </style:style>
    <style:style style:name="P111" style:family="paragraph" style:parent-style-name="Text_20_body">
      <style:text-properties officeooo:paragraph-rsid="006b729a"/>
    </style:style>
    <style:style style:name="P112" style:family="paragraph" style:parent-style-name="Text_20_body">
      <style:text-properties officeooo:rsid="006ce372" officeooo:paragraph-rsid="006ce372"/>
    </style:style>
    <style:style style:name="P113" style:family="paragraph" style:parent-style-name="Text_20_body">
      <style:text-properties officeooo:rsid="006f5cf1" officeooo:paragraph-rsid="006f5cf1"/>
    </style:style>
    <style:style style:name="P114" style:family="paragraph" style:parent-style-name="Text_20_body">
      <style:text-properties officeooo:rsid="0063b073" officeooo:paragraph-rsid="007060e5"/>
    </style:style>
    <style:style style:name="P115" style:family="paragraph" style:parent-style-name="Text_20_body">
      <style:text-properties officeooo:rsid="0065a590" officeooo:paragraph-rsid="007060e5"/>
    </style:style>
    <style:style style:name="P116" style:family="paragraph" style:parent-style-name="Text_20_body">
      <style:text-properties officeooo:paragraph-rsid="007060e5"/>
    </style:style>
    <style:style style:name="P117" style:family="paragraph" style:parent-style-name="Text_20_body">
      <style:text-properties officeooo:paragraph-rsid="00711406"/>
    </style:style>
    <style:style style:name="P118" style:family="paragraph" style:parent-style-name="Standard">
      <style:text-properties officeooo:rsid="001e3533"/>
    </style:style>
    <style:style style:name="P119" style:family="paragraph" style:parent-style-name="Preformatted_20_Text">
      <style:text-properties officeooo:rsid="002bc4dc" officeooo:paragraph-rsid="003a0b2d"/>
    </style:style>
    <style:style style:name="P120" style:family="paragraph" style:parent-style-name="Preformatted_20_Text">
      <style:text-properties officeooo:paragraph-rsid="002d4b42"/>
    </style:style>
    <style:style style:name="P121" style:family="paragraph" style:parent-style-name="Preformatted_20_Text">
      <style:text-properties officeooo:paragraph-rsid="0030dc46"/>
    </style:style>
    <style:style style:name="P122" style:family="paragraph" style:parent-style-name="Preformatted_20_Text">
      <style:text-properties officeooo:rsid="0030dc46" officeooo:paragraph-rsid="0030dc46"/>
    </style:style>
    <style:style style:name="P123" style:family="paragraph" style:parent-style-name="Preformatted_20_Text">
      <style:text-properties officeooo:paragraph-rsid="00385d35"/>
    </style:style>
    <style:style style:name="P124" style:family="paragraph" style:parent-style-name="Preformatted_20_Text">
      <style:text-properties officeooo:rsid="00385d35" officeooo:paragraph-rsid="00385d35"/>
    </style:style>
    <style:style style:name="P125" style:family="paragraph" style:parent-style-name="Preformatted_20_Text">
      <style:text-properties officeooo:rsid="00385d35" officeooo:paragraph-rsid="004067ce"/>
    </style:style>
    <style:style style:name="P126" style:family="paragraph" style:parent-style-name="Preformatted_20_Text">
      <style:text-properties officeooo:rsid="00385d35" officeooo:paragraph-rsid="007060e5"/>
    </style:style>
    <style:style style:name="P127" style:family="paragraph" style:parent-style-name="Preformatted_20_Text">
      <style:text-properties officeooo:rsid="00385d35" officeooo:paragraph-rsid="00711406"/>
    </style:style>
    <style:style style:name="P128" style:family="paragraph" style:parent-style-name="Preformatted_20_Text">
      <style:text-properties officeooo:paragraph-rsid="003a0b2d"/>
    </style:style>
    <style:style style:name="P129" style:family="paragraph" style:parent-style-name="Preformatted_20_Text">
      <style:text-properties officeooo:paragraph-rsid="004067ce"/>
    </style:style>
    <style:style style:name="P130" style:family="paragraph" style:parent-style-name="Preformatted_20_Text">
      <style:text-properties officeooo:rsid="004067ce" officeooo:paragraph-rsid="004067ce"/>
    </style:style>
    <style:style style:name="P131" style:family="paragraph" style:parent-style-name="Preformatted_20_Text">
      <style:text-properties officeooo:rsid="004067ce" officeooo:paragraph-rsid="0043e7cd"/>
    </style:style>
    <style:style style:name="P132" style:family="paragraph" style:parent-style-name="Preformatted_20_Text">
      <style:text-properties officeooo:rsid="004067ce" officeooo:paragraph-rsid="00453cbe"/>
    </style:style>
    <style:style style:name="P133" style:family="paragraph" style:parent-style-name="Preformatted_20_Text">
      <style:text-properties officeooo:rsid="004067ce" officeooo:paragraph-rsid="004f71ed"/>
    </style:style>
    <style:style style:name="P134" style:family="paragraph" style:parent-style-name="Preformatted_20_Text">
      <style:text-properties officeooo:rsid="004067ce" officeooo:paragraph-rsid="0064f1ff"/>
    </style:style>
    <style:style style:name="P135" style:family="paragraph" style:parent-style-name="Preformatted_20_Text">
      <style:text-properties officeooo:rsid="004067ce" officeooo:paragraph-rsid="006f5cf1"/>
    </style:style>
    <style:style style:name="P136" style:family="paragraph" style:parent-style-name="Preformatted_20_Text">
      <style:text-properties officeooo:rsid="004067ce" officeooo:paragraph-rsid="007060e5"/>
    </style:style>
    <style:style style:name="P137" style:family="paragraph" style:parent-style-name="Preformatted_20_Text">
      <style:text-properties officeooo:rsid="004067ce" officeooo:paragraph-rsid="00711406"/>
    </style:style>
    <style:style style:name="P138" style:family="paragraph" style:parent-style-name="Preformatted_20_Text">
      <style:text-properties officeooo:paragraph-rsid="0043bcbc"/>
    </style:style>
    <style:style style:name="P139" style:family="paragraph" style:parent-style-name="Preformatted_20_Text">
      <style:text-properties officeooo:paragraph-rsid="0043e7cd"/>
    </style:style>
    <style:style style:name="P140" style:family="paragraph" style:parent-style-name="Preformatted_20_Text">
      <style:text-properties officeooo:paragraph-rsid="00453cbe"/>
    </style:style>
    <style:style style:name="P141" style:family="paragraph" style:parent-style-name="Preformatted_20_Text">
      <style:text-properties officeooo:rsid="00453cbe" officeooo:paragraph-rsid="00453cbe"/>
    </style:style>
    <style:style style:name="P142" style:family="paragraph" style:parent-style-name="Preformatted_20_Text">
      <style:text-properties officeooo:rsid="00453cbe" officeooo:paragraph-rsid="004f71ed"/>
    </style:style>
    <style:style style:name="P143" style:family="paragraph" style:parent-style-name="Preformatted_20_Text">
      <style:text-properties officeooo:rsid="00453cbe" officeooo:paragraph-rsid="006dae32"/>
    </style:style>
    <style:style style:name="P144" style:family="paragraph" style:parent-style-name="Preformatted_20_Text">
      <style:text-properties officeooo:rsid="00453cbe" officeooo:paragraph-rsid="007060e5"/>
    </style:style>
    <style:style style:name="P145" style:family="paragraph" style:parent-style-name="Preformatted_20_Text">
      <style:text-properties officeooo:paragraph-rsid="004dc018"/>
    </style:style>
    <style:style style:name="P146" style:family="paragraph" style:parent-style-name="Preformatted_20_Text">
      <style:text-properties officeooo:paragraph-rsid="004f017a"/>
    </style:style>
    <style:style style:name="P147" style:family="paragraph" style:parent-style-name="Preformatted_20_Text">
      <style:text-properties officeooo:rsid="004f017a" officeooo:paragraph-rsid="004f017a"/>
    </style:style>
    <style:style style:name="P148" style:family="paragraph" style:parent-style-name="Preformatted_20_Text">
      <style:text-properties officeooo:paragraph-rsid="004f71ed"/>
    </style:style>
    <style:style style:name="P149" style:family="paragraph" style:parent-style-name="Preformatted_20_Text">
      <style:text-properties officeooo:paragraph-rsid="00548fd8"/>
    </style:style>
    <style:style style:name="P150" style:family="paragraph" style:parent-style-name="Preformatted_20_Text">
      <style:text-properties officeooo:rsid="0055139f" officeooo:paragraph-rsid="0055139f"/>
    </style:style>
    <style:style style:name="P151" style:family="paragraph" style:parent-style-name="Preformatted_20_Text">
      <style:text-properties officeooo:paragraph-rsid="00598940"/>
    </style:style>
    <style:style style:name="P152" style:family="paragraph" style:parent-style-name="Preformatted_20_Text">
      <style:text-properties officeooo:paragraph-rsid="005bf362"/>
    </style:style>
    <style:style style:name="P153" style:family="paragraph" style:parent-style-name="Preformatted_20_Text">
      <style:text-properties officeooo:paragraph-rsid="0063ede0"/>
    </style:style>
    <style:style style:name="P154" style:family="paragraph" style:parent-style-name="Preformatted_20_Text">
      <style:text-properties officeooo:paragraph-rsid="0064f1ff"/>
    </style:style>
    <style:style style:name="P155" style:family="paragraph" style:parent-style-name="Preformatted_20_Text">
      <style:text-properties officeooo:rsid="0064f1ff" officeooo:paragraph-rsid="0064f1ff"/>
    </style:style>
    <style:style style:name="P156" style:family="paragraph" style:parent-style-name="Preformatted_20_Text">
      <style:text-properties officeooo:rsid="0064f1ff" officeooo:paragraph-rsid="006f5cf1"/>
    </style:style>
    <style:style style:name="P157" style:family="paragraph" style:parent-style-name="Preformatted_20_Text">
      <style:text-properties officeooo:rsid="0063ede0" officeooo:paragraph-rsid="0063ede0"/>
    </style:style>
    <style:style style:name="P158" style:family="paragraph" style:parent-style-name="Preformatted_20_Text">
      <style:text-properties officeooo:rsid="0063ede0" officeooo:paragraph-rsid="006b4918"/>
    </style:style>
    <style:style style:name="P159" style:family="paragraph" style:parent-style-name="Preformatted_20_Text">
      <style:text-properties officeooo:rsid="00668d1a" officeooo:paragraph-rsid="00668d1a"/>
    </style:style>
    <style:style style:name="P160" style:family="paragraph" style:parent-style-name="Preformatted_20_Text">
      <style:text-properties officeooo:rsid="00668d1a" officeooo:paragraph-rsid="007060e5"/>
    </style:style>
    <style:style style:name="P161" style:family="paragraph" style:parent-style-name="Preformatted_20_Text">
      <style:text-properties officeooo:paragraph-rsid="006b4918"/>
    </style:style>
    <style:style style:name="P162" style:family="paragraph" style:parent-style-name="Preformatted_20_Text">
      <style:text-properties officeooo:rsid="006b4918" officeooo:paragraph-rsid="006b4918"/>
    </style:style>
    <style:style style:name="P163" style:family="paragraph" style:parent-style-name="Preformatted_20_Text">
      <style:text-properties officeooo:rsid="006b729a" officeooo:paragraph-rsid="006b729a"/>
    </style:style>
    <style:style style:name="P164" style:family="paragraph" style:parent-style-name="Preformatted_20_Text">
      <style:text-properties officeooo:paragraph-rsid="006ce372"/>
    </style:style>
    <style:style style:name="P165" style:family="paragraph" style:parent-style-name="Preformatted_20_Text">
      <style:text-properties officeooo:rsid="0061cd34" officeooo:paragraph-rsid="006dae32"/>
    </style:style>
    <style:style style:name="P166" style:family="paragraph" style:parent-style-name="Preformatted_20_Text">
      <style:text-properties officeooo:paragraph-rsid="006dae32"/>
    </style:style>
    <style:style style:name="P167" style:family="paragraph" style:parent-style-name="Preformatted_20_Text">
      <style:text-properties officeooo:rsid="006f5cf1" officeooo:paragraph-rsid="006f5cf1"/>
    </style:style>
    <style:style style:name="P168" style:family="paragraph" style:parent-style-name="Preformatted_20_Text">
      <style:text-properties officeooo:paragraph-rsid="007060e5"/>
    </style:style>
    <style:style style:name="P169" style:family="paragraph" style:parent-style-name="Preformatted_20_Text">
      <style:text-properties officeooo:paragraph-rsid="00711406"/>
    </style:style>
    <style:style style:name="P170" style:family="paragraph" style:parent-style-name="Heading_20_2">
      <style:text-properties officeooo:rsid="006f5cf1" officeooo:paragraph-rsid="006f5cf1"/>
    </style:style>
    <style:style style:name="P171" style:family="paragraph" style:parent-style-name="Heading_20_2">
      <style:text-properties officeooo:rsid="0023dfb1" officeooo:paragraph-rsid="0023dfb1"/>
    </style:style>
    <style:style style:name="P172" style:family="paragraph" style:parent-style-name="Heading_20_2">
      <style:text-properties officeooo:rsid="0023dfb1" officeooo:paragraph-rsid="005fda69"/>
    </style:style>
    <style:style style:name="P173" style:family="paragraph" style:parent-style-name="Heading_20_2">
      <style:text-properties officeooo:paragraph-rsid="005fda69"/>
    </style:style>
    <style:style style:name="P174" style:family="paragraph" style:parent-style-name="Heading_20_2">
      <style:text-properties officeooo:rsid="001e3533" officeooo:paragraph-rsid="0043bcbc"/>
    </style:style>
    <style:style style:name="P175" style:family="paragraph" style:parent-style-name="Heading_20_2">
      <style:text-properties officeooo:paragraph-rsid="004f71ed"/>
    </style:style>
    <style:style style:name="P176" style:family="paragraph" style:parent-style-name="Heading_20_2">
      <style:text-properties officeooo:rsid="0058d829" officeooo:paragraph-rsid="0065c3b2"/>
    </style:style>
    <style:style style:name="P177" style:family="paragraph" style:parent-style-name="Heading_20_3">
      <style:text-properties officeooo:rsid="0052d9f2" officeooo:paragraph-rsid="0052d9f2"/>
    </style:style>
    <style:style style:name="P178" style:family="paragraph" style:parent-style-name="Heading_20_3">
      <style:text-properties officeooo:rsid="002f72a7" officeooo:paragraph-rsid="002f72a7"/>
    </style:style>
    <style:style style:name="P179" style:family="paragraph" style:parent-style-name="Heading_20_3">
      <style:text-properties officeooo:rsid="001c9d1a" officeooo:paragraph-rsid="001c9d1a"/>
    </style:style>
    <style:style style:name="P180" style:family="paragraph" style:parent-style-name="Heading_20_3">
      <style:text-properties officeooo:paragraph-rsid="001c9d1a"/>
    </style:style>
    <style:style style:name="P181" style:family="paragraph" style:parent-style-name="Heading_20_3">
      <style:text-properties officeooo:rsid="002d4b42" officeooo:paragraph-rsid="002d4b42"/>
    </style:style>
    <style:style style:name="P182" style:family="paragraph" style:parent-style-name="Heading_20_3">
      <style:text-properties officeooo:rsid="005cd186" officeooo:paragraph-rsid="005cd186"/>
    </style:style>
    <style:style style:name="P183" style:family="paragraph" style:parent-style-name="Heading_20_3">
      <style:text-properties officeooo:paragraph-rsid="003a0b2d"/>
    </style:style>
    <style:style style:name="P184" style:family="paragraph" style:parent-style-name="Heading_20_3">
      <style:text-properties officeooo:rsid="0030dc46" officeooo:paragraph-rsid="003518dc"/>
    </style:style>
    <style:style style:name="P185" style:family="paragraph" style:parent-style-name="Heading_20_3">
      <style:text-properties officeooo:rsid="0030069c" officeooo:paragraph-rsid="003a0b2d"/>
    </style:style>
    <style:style style:name="P186" style:family="paragraph" style:parent-style-name="Heading_20_3">
      <style:text-properties officeooo:paragraph-rsid="00598940"/>
    </style:style>
    <style:style style:name="P187" style:family="paragraph" style:parent-style-name="Heading_20_3">
      <style:text-properties officeooo:paragraph-rsid="00668d1a"/>
    </style:style>
    <style:style style:name="P188" style:family="paragraph" style:parent-style-name="Heading_20_3">
      <style:text-properties officeooo:paragraph-rsid="005bf362"/>
    </style:style>
    <style:style style:name="P189" style:family="paragraph" style:parent-style-name="Heading_20_3">
      <style:text-properties officeooo:paragraph-rsid="00548fd8"/>
    </style:style>
    <style:style style:name="P190" style:family="paragraph" style:parent-style-name="Heading_20_3">
      <style:text-properties officeooo:rsid="004f017a" officeooo:paragraph-rsid="004f017a"/>
    </style:style>
    <style:style style:name="P191" style:family="paragraph" style:parent-style-name="Heading_20_3">
      <style:text-properties officeooo:rsid="0063b073" officeooo:paragraph-rsid="007060e5"/>
    </style:style>
    <style:style style:name="P192" style:family="paragraph" style:parent-style-name="Heading_20_3">
      <style:text-properties officeooo:rsid="00385d35" officeooo:paragraph-rsid="007060e5"/>
    </style:style>
    <style:style style:name="P193" style:family="paragraph" style:parent-style-name="Heading_20_3">
      <style:text-properties officeooo:rsid="00385d35" officeooo:paragraph-rsid="00711406"/>
    </style:style>
    <style:style style:name="P194" style:family="paragraph" style:parent-style-name="Heading_20_3">
      <style:text-properties officeooo:rsid="00385d35" officeooo:paragraph-rsid="004067ce"/>
    </style:style>
    <style:style style:name="P195" style:family="paragraph" style:parent-style-name="Heading_20_3">
      <style:text-properties officeooo:rsid="00385d35" officeooo:paragraph-rsid="0043bcbc"/>
    </style:style>
    <style:style style:name="P196" style:family="paragraph" style:parent-style-name="Heading_20_3">
      <style:text-properties officeooo:rsid="0065a590" officeooo:paragraph-rsid="00711406"/>
    </style:style>
    <style:style style:name="P197" style:family="paragraph" style:parent-style-name="Heading_20_3">
      <style:text-properties officeooo:paragraph-rsid="00719326"/>
    </style:style>
    <style:style style:name="P198" style:family="paragraph" style:parent-style-name="Heading_20_3">
      <style:text-properties officeooo:rsid="00719326" officeooo:paragraph-rsid="00719326"/>
    </style:style>
    <style:style style:name="P199" style:family="paragraph" style:parent-style-name="Heading_20_1">
      <style:text-properties officeooo:paragraph-rsid="0057e36e"/>
    </style:style>
    <style:style style:name="P200" style:family="paragraph" style:parent-style-name="Text_20_body" style:list-style-name="L1">
      <style:text-properties officeooo:rsid="00553fcc" officeooo:paragraph-rsid="00553fcc"/>
    </style:style>
    <style:style style:name="P201" style:family="paragraph" style:parent-style-name="Text_20_body" style:list-style-name="L1">
      <style:text-properties officeooo:rsid="0056d7de" officeooo:paragraph-rsid="0056d7de"/>
    </style:style>
    <style:style style:name="P202" style:family="paragraph" style:parent-style-name="Text_20_body" style:list-style-name="L1">
      <style:text-properties officeooo:rsid="0056d7de" officeooo:paragraph-rsid="0065c3b2"/>
    </style:style>
    <style:style style:name="P203" style:family="paragraph" style:parent-style-name="Text_20_body" style:list-style-name="L1">
      <style:text-properties officeooo:rsid="00598940" officeooo:paragraph-rsid="00598940"/>
    </style:style>
    <style:style style:name="P204" style:family="paragraph" style:parent-style-name="Text_20_body" style:list-style-name="L1">
      <style:text-properties officeooo:rsid="0058d829" officeooo:paragraph-rsid="0065c3b2"/>
    </style:style>
    <style:style style:name="P205" style:family="paragraph" style:parent-style-name="Text_20_body" style:list-style-name="L1">
      <style:text-properties officeooo:rsid="0057e36e" officeooo:paragraph-rsid="0065c3b2"/>
    </style:style>
    <style:style style:name="P206" style:family="paragraph" style:parent-style-name="Text_20_body" style:list-style-name="L1">
      <style:text-properties officeooo:rsid="0065c3b2" officeooo:paragraph-rsid="0065c3b2"/>
    </style:style>
    <style:style style:name="P207" style:family="paragraph" style:parent-style-name="Text_20_body" style:list-style-name="L1">
      <style:text-properties officeooo:rsid="0058c7af" officeooo:paragraph-rsid="0065c3b2"/>
    </style:style>
    <style:style style:name="P208" style:family="paragraph" style:parent-style-name="Text_20_body" style:list-style-name="L1">
      <style:text-properties officeooo:rsid="005fecb6" officeooo:paragraph-rsid="0065c3b2"/>
    </style:style>
    <style:style style:name="P209" style:family="paragraph" style:parent-style-name="Text_20_body" style:list-style-name="L1">
      <style:text-properties officeooo:rsid="0061bf75" officeooo:paragraph-rsid="0065c3b2"/>
    </style:style>
    <style:style style:name="P210" style:family="paragraph" style:parent-style-name="Text_20_body" style:list-style-name="L1">
      <style:text-properties officeooo:rsid="005cd186" officeooo:paragraph-rsid="0065c3b2"/>
    </style:style>
    <style:style style:name="P211" style:family="paragraph" style:parent-style-name="Text_20_body">
      <style:text-properties officeooo:paragraph-rsid="00719326"/>
    </style:style>
    <style:style style:name="P212" style:family="paragraph" style:parent-style-name="Text_20_body">
      <style:text-properties officeooo:rsid="00719326" officeooo:paragraph-rsid="00719326"/>
    </style:style>
    <style:style style:name="P213" style:family="paragraph" style:parent-style-name="Text_20_body">
      <style:text-properties officeooo:rsid="0071c343" officeooo:paragraph-rsid="0071c343"/>
    </style:style>
    <style:style style:name="P214" style:family="paragraph" style:parent-style-name="Preformatted_20_Text">
      <style:text-properties officeooo:rsid="004067ce" officeooo:paragraph-rsid="00719326"/>
    </style:style>
    <style:style style:name="P215" style:family="paragraph" style:parent-style-name="Preformatted_20_Text">
      <style:text-properties officeooo:rsid="006b729a" officeooo:paragraph-rsid="00719326"/>
    </style:style>
    <style:style style:name="P216" style:family="paragraph" style:parent-style-name="Preformatted_20_Text">
      <style:text-properties officeooo:paragraph-rsid="00719326"/>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italic" officeooo:rsid="0065a590" style:font-style-asian="italic" style:font-style-complex="italic"/>
    </style:style>
    <style:style style:name="T16" style:family="text">
      <style:text-properties fo:font-style="italic" officeooo:rsid="0071932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d4779" style:font-style-asian="normal" style:font-style-complex="normal"/>
    </style:style>
    <style:style style:name="T19" style:family="text">
      <style:text-properties fo:font-style="normal" officeooo:rsid="004f017a" style:font-style-asian="normal" style:font-style-complex="normal"/>
    </style:style>
    <style:style style:name="T20" style:family="text">
      <style:text-properties fo:font-style="normal" officeooo:rsid="00548fd8" style:font-style-asian="normal" style:font-style-complex="normal"/>
    </style:style>
    <style:style style:name="T21" style:family="text">
      <style:text-properties fo:font-style="normal" officeooo:rsid="00385d35" style:font-style-asian="normal" style:font-style-complex="normal"/>
    </style:style>
    <style:style style:name="T22" style:family="text">
      <style:text-properties fo:font-style="normal" officeooo:rsid="00668d1a" style:font-style-asian="normal" style:font-style-complex="normal"/>
    </style:style>
    <style:style style:name="T23" style:family="text">
      <style:text-properties fo:font-style="normal" officeooo:rsid="00719326" style:font-style-asian="normal" style:font-style-complex="normal"/>
    </style:style>
    <style:style style:name="T24" style:family="text">
      <style:text-properties officeooo:rsid="001c9d1a"/>
    </style:style>
    <style:style style:name="T25" style:family="text">
      <style:text-properties officeooo:rsid="001e3533"/>
    </style:style>
    <style:style style:name="T26" style:family="text">
      <style:text-properties officeooo:rsid="0020f386"/>
    </style:style>
    <style:style style:name="T27" style:family="text">
      <style:text-properties officeooo:rsid="00228880"/>
    </style:style>
    <style:style style:name="T28" style:family="text">
      <style:text-properties style:text-position="super 58%" officeooo:rsid="00228880"/>
    </style:style>
    <style:style style:name="T29" style:family="text">
      <style:text-properties officeooo:rsid="00273975"/>
    </style:style>
    <style:style style:name="T30" style:family="text">
      <style:text-properties officeooo:rsid="00283fea"/>
    </style:style>
    <style:style style:name="T31" style:family="text">
      <style:text-properties officeooo:rsid="002a2823"/>
    </style:style>
    <style:style style:name="T32" style:family="text">
      <style:text-properties officeooo:rsid="002b58b4"/>
    </style:style>
    <style:style style:name="T33" style:family="text">
      <style:text-properties officeooo:rsid="002bc4dc"/>
    </style:style>
    <style:style style:name="T34" style:family="text">
      <style:text-properties officeooo:rsid="002d4b42"/>
    </style:style>
    <style:style style:name="T35" style:family="text">
      <style:text-properties officeooo:rsid="002f72a7"/>
    </style:style>
    <style:style style:name="T36" style:family="text">
      <style:text-properties officeooo:rsid="0030069c"/>
    </style:style>
    <style:style style:name="T37" style:family="text">
      <style:text-properties officeooo:rsid="0030dc46"/>
    </style:style>
    <style:style style:name="T38" style:family="text">
      <style:text-properties officeooo:rsid="00338d0f"/>
    </style:style>
    <style:style style:name="T39" style:family="text">
      <style:text-properties officeooo:rsid="003518dc"/>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style:style style:name="T58" style:family="text">
      <style:text-properties officeooo:rsid="00553fcc"/>
    </style:style>
    <style:style style:name="T59" style:family="text">
      <style:text-properties officeooo:rsid="0057e36e"/>
    </style:style>
    <style:style style:name="T60" style:family="text">
      <style:text-properties officeooo:rsid="00598940"/>
    </style:style>
    <style:style style:name="T61" style:family="text">
      <style:text-properties officeooo:rsid="005a8220"/>
    </style:style>
    <style:style style:name="T62" style:family="text">
      <style:text-properties officeooo:rsid="005bf362"/>
    </style:style>
    <style:style style:name="T63" style:family="text">
      <style:text-properties officeooo:rsid="005cd186"/>
    </style:style>
    <style:style style:name="T64" style:family="text">
      <style:text-properties officeooo:rsid="005e5b91"/>
    </style:style>
    <style:style style:name="T65" style:family="text">
      <style:text-properties officeooo:rsid="005fda69"/>
    </style:style>
    <style:style style:name="T66" style:family="text">
      <style:text-properties officeooo:rsid="0063ede0"/>
    </style:style>
    <style:style style:name="T67" style:family="text">
      <style:text-properties officeooo:rsid="0064f1ff"/>
    </style:style>
    <style:style style:name="T68" style:family="text">
      <style:text-properties officeooo:rsid="0065548d"/>
    </style:style>
    <style:style style:name="T69" style:family="text">
      <style:text-properties officeooo:rsid="0065c3b2"/>
    </style:style>
    <style:style style:name="T70" style:family="text">
      <style:text-properties officeooo:rsid="006642da"/>
    </style:style>
    <style:style style:name="T71" style:family="text">
      <style:text-properties officeooo:rsid="00668d1a"/>
    </style:style>
    <style:style style:name="T72" style:family="text">
      <style:text-properties officeooo:rsid="005e1908"/>
    </style:style>
    <style:style style:name="T73" style:family="text">
      <style:text-properties officeooo:rsid="006861f2"/>
    </style:style>
    <style:style style:name="T74" style:family="text">
      <style:text-properties officeooo:rsid="00619bef"/>
    </style:style>
    <style:style style:name="T75" style:family="text">
      <style:text-properties officeooo:rsid="006b4918"/>
    </style:style>
    <style:style style:name="T76" style:family="text">
      <style:text-properties officeooo:rsid="006b729a"/>
    </style:style>
    <style:style style:name="T77" style:family="text">
      <style:text-properties officeooo:rsid="0061cd34"/>
    </style:style>
    <style:style style:name="T78" style:family="text">
      <style:text-properties officeooo:rsid="006f5cf1"/>
    </style:style>
    <style:style style:name="T79" style:family="text">
      <style:text-properties officeooo:rsid="0063b073"/>
    </style:style>
    <style:style style:name="T80" style:family="text">
      <style:text-properties officeooo:rsid="0065a590"/>
    </style:style>
    <style:style style:name="T81" style:family="text">
      <style:text-properties officeooo:rsid="007060e5"/>
    </style:style>
    <style:style style:name="T82" style:family="text">
      <style:text-properties officeooo:rsid="0067a31d"/>
    </style:style>
    <style:style style:name="T83" style:family="text">
      <style:text-properties officeooo:rsid="007193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8">73</text:span></text:p>
      <text:h text:style-name="Heading_20_1" text:outline-level="1">Overview</text:h>
      <text:p text:style-name="Standard">BASIC-19<text:span text:style-name="T58">73</text:span> is an implementation of the BASIC language.</text:p>
      <text:p text:style-name="Standard"/>
      <text:p text:style-name="Standard">My reference manual has been <text:span text:style-name="T58">David Ahl's book "101 BASIC Computer Games" from 1973</text:span>. <text:span text:style-name="T58">The code for the interpreter is a fork of my BASIC-1965 project, with additions for features in the language.</text:span></text:p>
      <text:h text:style-name="Heading_20_1" text:outline-level="1">Initial impressions</text:h>
      <text:h text:style-name="Heading_20_2" text:outline-level="2">BASIC-19<text:span text:style-name="T58">73</text:span> is really primitive!</text:h>
      <text:p text:style-name="Text_20_body">BASIC-19<text:span text:style-name="T58">73</text:span> is an interpreter with no optimization. Each line is interpreted each time it is executed. If a line is executed ten times, it is interpreted ten times. <text:span text:style-name="T34">There is some up-front parsing that occurs, but not much.</text:span></text:p>
      <text:p text:style-name="Text_20_body"><text:span text:style-name="T24">The </text:span>BASIC-19<text:span text:style-name="T58">73</text:span> <text:span text:style-name="T24">language </text:span>has no exception handling. Invalid input, dividing by zero, and numeric overflow or underflow will cause execution to stop. There are no try/catch, no begin/rescue, no ON ERROR capabilities.</text:p>
      <text:p text:style-name="P65">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5">The two places that BASIC-19<text:span text:style-name="T58">73</text:span> preserves spaces from the original statement are text literals and REMARK statements.</text:p>
      <text:h text:style-name="Heading_20_2" text:outline-level="2">BASIC-19<text:span text:style-name="T58">73</text:span> is really fussy!</text:h>
      <text:p text:style-name="Text_20_body">BASIC-19<text:span text:style-name="T58">73</text:span> keeps the spirit of the original BASIC language, as much as possible.</text:p>
      <text:p text:style-name="P42">Everything must be in upper case, except for text constants in PRINT statements. Commands ("RUN", "LIST"), statements ("PRINT", "LET"), <text:span text:style-name="T43">function names, </text:span>and variable names must be in upper case. <text:span text:style-name="T34">Lower case causes an error.</text:span></text:p>
      <text:h text:style-name="P170" text:outline-level="2">Keywords and tokens</text:h>
      <text:p text:style-name="P113">This implementation of BASIC tokenizes the program text and then parses the tokens. This can lead to some problems, when legal constructs can be confused for keywords. For example:</text:p>
      <text:p text:style-name="P156"><text:span text:style-name="T78">1</text:span>0 <text:span text:style-name="T78">LET S = 1</text:span></text:p>
      <text:p text:style-name="P167">20 LET P = 10</text:p>
      <text:p text:style-name="P167">30 FOR I = S TO P</text:p>
      <text:p text:style-name="P167">40 PRINT I</text:p>
      <text:p text:style-name="P167">50 NEXT I</text:p>
      <text:p text:style-name="P167">99 END</text:p>
      <text:p text:style-name="P135"/>
      <text:p text:style-name="P113">The above program is legal, but will be parsed incorrectly. Line 30 contains the text "S TO P" which will be tokenized as "STOP" (remember that spaces are not significant) and not as the intended variable S, keyword 'TO', and variable P.</text:p>
      <text:p text:style-name="P113">The solution is to use an underscore character, which is a break character for the tokenizer and a <text:soft-page-break/>null token for the parser. The corrected program is:</text:p>
      <text:p text:style-name="P156"><text:span text:style-name="T78">1</text:span>0 <text:span text:style-name="T78">LET S = 1</text:span></text:p>
      <text:p text:style-name="P167">20 LET P = 10</text:p>
      <text:p text:style-name="P167">30 FOR I = S _ TO P</text:p>
      <text:p text:style-name="P167">40 PRINT I</text:p>
      <text:p text:style-name="P167">50 NEXT I</text:p>
      <text:p text:style-name="P167">99 END</text:p>
      <text:p text:style-name="P135"/>
      <text:p text:style-name="P113">The underscore stops the tokenizer and forces it to accept S as a variable and then procede with TOP wich will be tokenized as 'TO' and P.</text:p>
      <text:h text:style-name="Heading_20_2" text:outline-level="2"><text:span text:style-name="T59">Inconsistencies in</text:span> <text:span text:style-name="T58">Ahl's</text:span> <text:span text:style-name="T60">various </text:span>BASIC <text:span text:style-name="T60">interpreters</text:span></text:h>
      <text:p text:style-name="P9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95">Some examples:</text:p>
      <text:list xml:id="list156694467323917810" text:style-name="L1">
        <text:list-item>
          <text:p text:style-name="P200">Lines may contain multiple statements, separated by either a colon or a backslash, and sometimes both are used in the same program</text:p>
        </text:list-item>
        <text:list-item>
          <text:p text:style-name="P200">The DEF FN statement defines a single-line function or a multiline function, the latter ending with FNEND</text:p>
        </text:list-item>
        <text:list-item>
          <text:p text:style-name="P201">Most programs use parenthesis for variable subscripts, but one used square brackets</text:p>
        </text:list-item>
        <text:list-item>
          <text:p text:style-name="P203"><text:span text:style-name="T66">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6">and IF </text:span><text:span text:style-name="T13">expression</text:span><text:span text:style-name="T66"> THEN </text:span><text:span text:style-name="T13">multiple statements</text:span><text:span text:style-name="T66">, all of which are controlled by the expression</text:span></text:p>
        </text:list-item>
        <text:list-item>
          <text:p text:style-name="P201">ON v GOTO n, n, n or GOTO v OF n, n, n</text:p>
        </text:list-item>
        <text:list-item>
          <text:p text:style-name="P201">MIN and MAX as operators in LET expressions</text:p>
        </text:list-item>
        <text:list-item>
          <text:p text:style-name="P201">RANDOMIZE keyword is sometimes RANDOM</text:p>
        </text:list-item>
        <text:list-item>
          <text:p text:style-name="P201">SLEEP statement</text:p>
        </text:list-item>
        <text:list-item>
          <text:p text:style-name="P203">CHAIN to <text:span text:style-name="T63">another BASIC program, or to </text:span>"DEMON"</text:p>
        </text:list-item>
        <text:list-item>
          <text:p text:style-name="P203">Symbols '$' and '#' in front of a variable name convert the data to a different form (text or character)</text:p>
        </text:list-item>
        <text:list-item>
          <text:p text:style-name="P203">Symbol '#' used in an expression as 'not equals' operator</text:p>
        </text:list-item>
      </text:list>
      <text:h text:style-name="P199" text:outline-level="1">Running BASIC-19<text:span text:style-name="T59">73</text:span></text:h>
      <text:h text:style-name="Heading_20_2" text:outline-level="2"><text:span text:style-name="T30">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9">73</text:span> and also <text:span text:style-name="T44">loads</text:span> a specified BASIC program <text:span text:style-name="T44">and then either lists or runs it</text:span>. When the BASIC program ends, BASIC-19<text:span text:style-name="T59">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65">Specifies the file to load and run. May be abbreviated as -r</text:p>
          </table:table-cell>
        </table:table-row>
        <table:table-row>
          <table:table-cell table:style-name="Table7.A2" office:value-type="string">
            <text:p text:style-name="P7"><text:span text:style-name="T18">--list </text:span><text:span text:style-name="T9">filename</text:span></text:p>
          </table:table-cell>
          <table:table-cell table:style-name="Table7.B2" office:value-type="string">
            <text:p text:style-name="P65">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9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command line.</text:span></text:p>
          </table:table-cell>
        </table:table-row>
        <table:table-row>
          <table:table-cell table:style-name="Table7.A2" office:value-type="string">
            <text:p text:style-name="P33">--notiming</text:p>
          </table:table-cell>
          <table:table-cell table:style-name="Table7.B2" office:value-type="string">
            <text:p text:style-name="P33"><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8">--tty</text:p>
          </table:table-cell>
          <table:table-cell table:style-name="Table7.B2" office:value-type="string">
            <text:p text:style-name="P58">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8">--<text:span text:style-name="T53">print-width </text:span><text:span text:style-name="T11">width</text:span></text:p>
          </table:table-cell>
          <table:table-cell table:style-name="Table7.B2" office:value-type="string">
            <text:p text:style-name="P88">Specifies a print width. Lines will wrap at the specified column. Default value is 72.</text:p>
          </table:table-cell>
        </table:table-row>
        <table:table-row>
          <table:table-cell table:style-name="Table7.A2" office:value-type="string">
            <text:p text:style-name="P58">--<text:span text:style-name="T53">zone-width </text:span><text:span text:style-name="T11">width</text:span></text:p>
          </table:table-cell>
          <table:table-cell table:style-name="Table7.B2" office:value-type="string">
            <text:p text:style-name="P88">Specifies a zone width. PRINT statements will position output separated by commas in zones. Default is 16.</text:p>
          </table:table-cell>
        </table:table-row>
        <table:table-row>
          <table:table-cell table:style-name="Table7.A2" office:value-type="string">
            <text:p text:style-name="P58">--<text:span text:style-name="T62">ignore-randomize</text:span></text:p>
          </table:table-cell>
          <table:table-cell table:style-name="Table7.B2" office:value-type="string">
            <text:p text:style-name="P9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8">--<text:span text:style-name="T64">echo-input</text:span></text:p>
          </table:table-cell>
          <table:table-cell table:style-name="Table7.B2" office:value-type="string">
            <text:p text:style-name="P100">Echoes console input to output. Useful in run mode when redirecting input from a text file.</text:p>
          </table:table-cell>
        </table:table-row>
        <table:table-row>
          <table:table-cell table:style-name="Table7.A2" office:value-type="string">
            <text:p text:style-name="P58">--<text:span text:style-name="T72">int-floor</text:span></text:p>
          </table:table-cell>
          <table:table-cell table:style-name="Table7.B2" office:value-type="string">
            <text:p text:style-name="P108">The INT function truncates towards negative infinity. (Normally towards zero.)</text:p>
          </table:table-cell>
        </table:table-row>
        <table:table-row>
          <table:table-cell table:style-name="Table7.A2" office:value-type="string">
            <text:p text:style-name="P58">--<text:span text:style-name="T72">ignore-rnd-arg</text:span></text:p>
          </table:table-cell>
          <table:table-cell table:style-name="Table7.B2" office:value-type="string">
            <text:p text:style-name="P108">The RND function ignores its argument and provides a number between zero and one. <text:span text:style-name="T73">This matches the behavior of certain BASICs, including K&amp;K.</text:span></text:p>
          </table:table-cell>
        </table:table-row>
        <table:table-row>
          <table:table-cell table:style-name="Table7.A2" office:value-type="string">
            <text:p text:style-name="P61">--<text:span text:style-name="T74">implied-semicolon</text:span></text:p>
          </table:table-cell>
          <table:table-cell table:style-name="Table7.B2" office:value-type="string">
            <text:p text:style-name="P109">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30">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66">Loads a stored program into memory. <text:span text:style-name="T44">Sorts statements by line number.</text:span></text:p>
      <text:p text:style-name="P66">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4">[</text:span><text:span text:style-name="T5">line specification</text:span><text:span text:style-name="T34">]</text:span></text:p>
      <text:p text:style-name="P39">The line specification may be in the form of a single line number, a range (two numbers separated by a hyphen), or a starting line and a count separated by a plus sign.</text:p>
      <text:p text:style-name="P39">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9">LIST</text:p>
          </table:table-cell>
          <table:table-cell table:style-name="Table3.B2" office:value-type="string">
            <text:p text:style-name="P39">Lists the entire program.</text:p>
          </table:table-cell>
        </table:table-row>
        <table:table-row>
          <table:table-cell table:style-name="Table3.A2" office:value-type="string">
            <text:p text:style-name="P39">LIST 100</text:p>
          </table:table-cell>
          <table:table-cell table:style-name="Table3.B2" office:value-type="string">
            <text:p text:style-name="P39">Lists line 100, if it exists. If the line does not exist, nothing is printed.</text:p>
          </table:table-cell>
        </table:table-row>
        <table:table-row>
          <table:table-cell table:style-name="Table3.A2" office:value-type="string">
            <text:p text:style-name="P39">LIST 100-199</text:p>
          </table:table-cell>
          <table:table-cell table:style-name="Table3.B2" office:value-type="string">
            <text:p text:style-name="P39">Lists all lines from line 100 to (and including) line 199.</text:p>
          </table:table-cell>
        </table:table-row>
        <table:table-row>
          <table:table-cell table:style-name="Table3.A2" office:value-type="string">
            <text:p text:style-name="P39">LIST 100+10</text:p>
          </table:table-cell>
          <table:table-cell table:style-name="Table3.B2" office:value-type="string">
            <text:p text:style-name="P39">Lists line 100 and the next 10 lines, regardless of their line nunbers.</text:p>
          </table:table-cell>
        </table:table-row>
        <table:table-row>
          <table:table-cell table:style-name="Table3.A2" office:value-type="string">
            <text:p text:style-name="P39">LIST 100+</text:p>
          </table:table-cell>
          <table:table-cell table:style-name="Table3.B2" office:value-type="string">
            <text:p text:style-name="P39">Lists line 100 and the next 20 lines.</text:p>
          </table:table-cell>
        </table:table-row>
      </table:table>
      <text:h text:style-name="P177" text:outline-level="3">PRETTY</text:h>
      <text:p text:style-name="P90">Lists the current program on the screen, adjusting the spacing between keywords, variable names, and constants.</text:p>
      <text:p text:style-name="P91">Syntax:<text:tab/><text:span text:style-name="T55">PRETTY</text:span> <text:span text:style-name="T34">[</text:span><text:span text:style-name="T5">line specification</text:span><text:span text:style-name="T34">]</text:span></text:p>
      <text:p text:style-name="P40">The line specification <text:span text:style-name="T55">is the same as the line specification for the LIST command</text:span>.</text:p>
      <text:h text:style-name="P178" text:outline-level="3">DELETE</text:h>
      <text:p text:style-name="P45">Removes lines from the program.</text:p>
      <text:p text:style-name="P45">My experience with other BASIC interpreters is that lines can be deleted by simply typing a line number and pressing RETURN. <text:s/>(That is, entering an "empty" line with line number and nothing else.) That technique does not work with BASIC-19<text:span text:style-name="T59">73</text:span>, as BASIC-19<text:span text:style-name="T59">73</text:span> allows empty lines to be part of a program.</text:p>
      <text:p text:style-name="P45">So how to remove a line from a program? Replacing a line with an empty line is possible, and certainly makes the offending line "go away" from execution, but what if we want to really remove a line? That's what the DELETE command does.</text:p>
      <text:p text:style-name="P45">DELETE uses the same specification as the LIST command.</text:p>
      <text:p text:style-name="P46">Syntax:<text:tab/><text:span text:style-name="T35">DELETE</text:span> <text:span text:style-name="T34">[</text:span><text:span text:style-name="T5">line specification</text:span><text:span text:style-name="T34">]</text:span></text:p>
      <text:p text:style-name="P45">If the list specification is a single line, it is deleted immediately. If the list specification is a range, <text:soft-page-break/>the lines are displayed and the user must confirm the operation.</text:p>
      <text:p text:style-name="P45">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79" text:outline-level="3">TRACE</text:h>
      <text:p text:style-name="P4">Runs the current program, <text:span text:style-name="T24">displaying each line prior to execution.</text:span></text:p>
      <text:p text:style-name="P4">Syntax:<text:tab/><text:span text:style-name="T24">TRACE</text:span></text:p>
      <text:p text:style-name="P83">After the line is displayed and executed, certain statements (READ, LET, and IF) display additional information. READ displays the values read. LET displays the new value assigned. IF displays the two values, the operator, and the result ('true' or 'false').</text:p>
      <text:h text:style-name="P180"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31">and an optional subscript</text:span>. <text:span text:style-name="T68">Subscripts are enclosed in parentheses or square brackets.</text:span></text:p>
      <text:p text:style-name="P47">Valid names:<text:tab/>A, B, C, D1, E0, F, F1, F2, <text:span text:style-name="T31">G(3), H(17), L(1,0)</text:span></text:p>
      <text:p text:style-name="P101">Valid names (string variables): A$, B$, D1$, E0$, F1$, G$(3), H$(17), L$(1,0), <text:span text:style-name="T68">B[2]</text:span></text:p>
      <text:p text:style-name="P47">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7">AA</text:p>
          </table:table-cell>
          <table:table-cell table:style-name="Table6.B2" office:value-type="string">
            <text:p text:style-name="P48">Names may have at most one letter</text:p>
          </table:table-cell>
        </table:table-row>
        <table:table-row>
          <table:table-cell table:style-name="Table6.A2" office:value-type="string">
            <text:p text:style-name="P47">A10</text:p>
          </table:table-cell>
          <table:table-cell table:style-name="Table6.B2" office:value-type="string">
            <text:p text:style-name="P48">Names may have at most one digit after one letter</text:p>
          </table:table-cell>
        </table:table-row>
        <table:table-row>
          <table:table-cell table:style-name="Table6.A2" office:value-type="string">
            <text:p text:style-name="P47">9Z</text:p>
          </table:table-cell>
          <table:table-cell table:style-name="Table6.B2" office:value-type="string">
            <text:p text:style-name="P48">Names must start with a letter</text:p>
          </table:table-cell>
        </table:table-row>
        <table:table-row>
          <table:table-cell table:style-name="Table6.A2" office:value-type="string">
            <text:p text:style-name="P47">A_2</text:p>
          </table:table-cell>
          <table:table-cell table:style-name="Table6.B2" office:value-type="string">
            <text:p text:style-name="P48">Names may not contain underscore</text:p>
          </table:table-cell>
        </table:table-row>
        <table:table-row>
          <table:table-cell table:style-name="Table6.A2" office:value-type="string">
            <text:p text:style-name="P23">K()</text:p>
          </table:table-cell>
          <table:table-cell table:style-name="Table6.B2" office:value-type="string">
            <text:p text:style-name="P23">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7">and operators</text:span></text:h>
      <text:p text:style-name="P10">BASIC-19<text:span text:style-name="T59">73</text:span> supports the following <text:span text:style-name="T33">arithmetic </text:span>operations <text:span text:style-name="T65">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20">+</text:p>
          </table:table-cell>
          <table:table-cell table:style-name="Table1.C2" office:value-type="string">
            <text:p text:style-name="P59">3</text:p>
          </table:table-cell>
        </table:table-row>
        <table:table-row>
          <table:table-cell table:style-name="Table1.A2" office:value-type="string">
            <text:p text:style-name="P10">Subtraction</text:p>
          </table:table-cell>
          <table:table-cell table:style-name="Table1.A2" office:value-type="string">
            <text:p text:style-name="P20">-</text:p>
          </table:table-cell>
          <table:table-cell table:style-name="Table1.C2" office:value-type="string">
            <text:p text:style-name="P59">3</text:p>
          </table:table-cell>
        </table:table-row>
        <table:table-row>
          <table:table-cell table:style-name="Table1.A2" office:value-type="string">
            <text:p text:style-name="P10">Multiplication</text:p>
          </table:table-cell>
          <table:table-cell table:style-name="Table1.A2" office:value-type="string">
            <text:p text:style-name="P20">*</text:p>
          </table:table-cell>
          <table:table-cell table:style-name="Table1.C2" office:value-type="string">
            <text:p text:style-name="P59">2</text:p>
          </table:table-cell>
        </table:table-row>
        <table:table-row>
          <table:table-cell table:style-name="Table1.A2" office:value-type="string">
            <text:p text:style-name="P10">Division</text:p>
          </table:table-cell>
          <table:table-cell table:style-name="Table1.A2" office:value-type="string">
            <text:p text:style-name="P20">/</text:p>
          </table:table-cell>
          <table:table-cell table:style-name="Table1.C2" office:value-type="string">
            <text:p text:style-name="P59">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9">1</text:p>
          </table:table-cell>
        </table:table-row>
      </table:table>
      <text:p text:style-name="P10"/>
      <text:p text:style-name="P58">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2">BASIC-19<text:span text:style-name="T59">73</text:span> supports the following <text:span text:style-name="T33">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3">Equal</text:p>
          </table:table-cell>
          <table:table-cell table:style-name="Table2.B2" office:value-type="string">
            <text:p text:style-name="P34">=</text:p>
          </table:table-cell>
        </table:table-row>
        <table:table-row>
          <table:table-cell table:style-name="Table2.A2" office:value-type="string">
            <text:p text:style-name="P33">Not equal</text:p>
          </table:table-cell>
          <table:table-cell table:style-name="Table2.B2" office:value-type="string">
            <text:p text:style-name="P34">&lt;&gt;</text:p>
          </table:table-cell>
        </table:table-row>
        <table:table-row>
          <table:table-cell table:style-name="Table2.A2" office:value-type="string">
            <text:p text:style-name="P33">Greater than</text:p>
          </table:table-cell>
          <table:table-cell table:style-name="Table2.B2" office:value-type="string">
            <text:p text:style-name="P34">&gt;</text:p>
          </table:table-cell>
        </table:table-row>
        <table:table-row>
          <table:table-cell table:style-name="Table2.A2" office:value-type="string">
            <text:p text:style-name="P33">Greater than or equal</text:p>
          </table:table-cell>
          <table:table-cell table:style-name="Table2.B2" office:value-type="string">
            <text:p text:style-name="P34">&gt;=</text:p>
          </table:table-cell>
        </table:table-row>
        <table:table-row>
          <table:table-cell table:style-name="Table2.A2" office:value-type="string">
            <text:p text:style-name="P33">Less than</text:p>
          </table:table-cell>
          <table:table-cell table:style-name="Table2.B2" office:value-type="string">
            <text:p text:style-name="P34">&lt;</text:p>
          </table:table-cell>
        </table:table-row>
        <table:table-row>
          <table:table-cell table:style-name="Table2.A2" office:value-type="string">
            <text:p text:style-name="P33">Less than or equal</text:p>
          </table:table-cell>
          <table:table-cell table:style-name="Table2.B2" office:value-type="string">
            <text:p text:style-name="P34">&lt;=</text:p>
          </table:table-cell>
        </table:table-row>
      </table:table>
      <text:p text:style-name="P32"/>
      <text:p text:style-name="P102">BASIC-19<text:span text:style-name="T59">73</text:span> supports the following <text:span text:style-name="T33">boolean comparisions for string variables</text:span>:</text:p>
      <table:table table:name="Table9" table:style-name="Table9">
        <table:table-column table:style-name="Table9.A"/>
        <table:table-column table:style-name="Table9.B"/>
        <table:table-row>
          <table:table-cell table:style-name="Table9.A1" office:value-type="string">
            <text:p text:style-name="P19">Operation</text:p>
          </table:table-cell>
          <table:table-cell table:style-name="Table9.B1" office:value-type="string">
            <text:p text:style-name="P19">Symbol</text:p>
          </table:table-cell>
        </table:table-row>
        <table:table-row>
          <table:table-cell table:style-name="Table9.A2" office:value-type="string">
            <text:p text:style-name="P38">Equal</text:p>
          </table:table-cell>
          <table:table-cell table:style-name="Table9.B2" office:value-type="string">
            <text:p text:style-name="P35">=</text:p>
          </table:table-cell>
        </table:table-row>
        <table:table-row>
          <table:table-cell table:style-name="Table9.A2" office:value-type="string">
            <text:p text:style-name="P38">Not equal</text:p>
          </table:table-cell>
          <table:table-cell table:style-name="Table9.B2" office:value-type="string">
            <text:p text:style-name="P35">&lt;&gt;</text:p>
          </table:table-cell>
        </table:table-row>
        <table:table-row>
          <table:table-cell table:style-name="Table9.A2" office:value-type="string">
            <text:p text:style-name="P38">Greater than</text:p>
          </table:table-cell>
          <table:table-cell table:style-name="Table9.B2" office:value-type="string">
            <text:p text:style-name="P35">&gt;</text:p>
          </table:table-cell>
        </table:table-row>
        <table:table-row>
          <table:table-cell table:style-name="Table9.A2" office:value-type="string">
            <text:p text:style-name="P38">Greater than or equal</text:p>
          </table:table-cell>
          <table:table-cell table:style-name="Table9.B2" office:value-type="string">
            <text:p text:style-name="P35">&gt;=</text:p>
          </table:table-cell>
        </table:table-row>
        <table:table-row>
          <table:table-cell table:style-name="Table9.A2" office:value-type="string">
            <text:p text:style-name="P38">Less than</text:p>
          </table:table-cell>
          <table:table-cell table:style-name="Table9.B2" office:value-type="string">
            <text:p text:style-name="P35">&lt;</text:p>
          </table:table-cell>
        </table:table-row>
        <table:table-row>
          <table:table-cell table:style-name="Table9.A2" office:value-type="string">
            <text:p text:style-name="P38">Less than or equal</text:p>
          </table:table-cell>
          <table:table-cell table:style-name="Table9.B2" office:value-type="string">
            <text:p text:style-name="P35">&lt;=</text:p>
          </table:table-cell>
        </table:table-row>
      </table:table>
      <text:p text:style-name="P102"/>
      <text:p text:style-name="P60"><text:soft-page-break/>Boolean comparisons are permitted only within IF statements, and only one comparison is allowed per statement.</text:p>
      <text:h text:style-name="P171" text:outline-level="2">Numeric values</text:h>
      <text:p text:style-name="P25">Numeric values are either integers or floating point. <text:span text:style-name="T32">Integers are stored internally with Ruby's Fixnum class. </text:span>Floating point numbers are store<text:span text:style-name="T32">d</text:span> <text:span text:style-name="T32">as Ruby's Float </text:span>with full precision and printed with six significant digits.</text:p>
      <text:p text:style-name="P27">Numeric constants may be integer or real, and may use E-notation with unsigned exponents. The 'E' must be uppercase; a lowercase 'e' will be rejected. <text:span text:style-name="T33">Exponents may be signed or unsigned.</text:span></text:p>
      <text:p text:style-name="P30">Valid numeric constants: 0, 1, 2, -5, 17, 123456789, 1.03, -2.17, 1E4, -2E3, <text:span text:style-name="T34">1</text:span>E-2, <text:span text:style-name="T33">2.37E+4</text:span></text:p>
      <text:p text:style-name="P28">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8">0A</text:p>
          </table:table-cell>
          <table:table-cell table:style-name="Table4.B2" office:value-type="string">
            <text:p text:style-name="P39">Only digits 0 through 9 and decimal points (and the 'E' for exponent) are permitted</text:p>
          </table:table-cell>
        </table:table-row>
        <table:table-row>
          <table:table-cell table:style-name="Table4.A2" office:value-type="string">
            <text:p text:style-name="P28">3.03+E3</text:p>
            <text:p text:style-name="P36"/>
          </table:table-cell>
          <table:table-cell table:style-name="Table4.B2" office:value-type="string">
            <text:p text:style-name="P39">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8"><text:span text:style-name="T34">1</text:span>e4</text:p>
          </table:table-cell>
          <table:table-cell table:style-name="Table4.B2" office:value-type="string">
            <text:p text:style-name="P39">The 'E' for exponent must be uppercase</text:p>
          </table:table-cell>
        </table:table-row>
      </table:table>
      <text:h text:style-name="P172" text:outline-level="2"><text:span text:style-name="T65">String </text:span>values</text:h>
      <text:p text:style-name="P26"><text:span text:style-name="T65">String</text:span> values are <text:span text:style-name="T65">text</text:span>. <text:span text:style-name="T65">Constants in the program are enclosed in double quotes.</text:span></text:p>
      <text:p text:style-name="P31">Valid <text:span text:style-name="T65">string</text:span> constants: "<text:span text:style-name="T65">A"</text:span>, "<text:span text:style-name="T65">Hello", "Anytown, USA"</text:span></text:p>
      <text:p text:style-name="P31">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1">"<text:span text:style-name="T65">A "quoted" string"</text:span></text:p>
          </table:table-cell>
          <table:table-cell table:style-name="Table10.B2" office:value-type="string">
            <text:p text:style-name="P101">Text constants may not contain the double quote character.</text:p>
          </table:table-cell>
        </table:table-row>
      </table:table>
      <text:h text:style-name="P173" text:outline-level="2">Program statements</text:h>
      <text:p text:style-name="Text_20_body">Program statements are stored as part of the program. Every program statement must have a line number.</text:p>
      <text:h text:style-name="P181" text:outline-level="3">Line numbers</text:h>
      <text:p text:style-name="P39">Line numbers are positive integers less than 10000.</text:p>
      <text:h text:style-name="Heading_20_3" text:outline-level="3">Empty lines</text:h>
      <text:p text:style-name="P39">A line number with no following text is an empty line. It is retained as part of the program, but performs no action during execution.</text:p>
      <text:p text:style-name="P42">Examples:</text:p>
      <text:p text:style-name="P120">10</text:p>
      <text:p text:style-name="P120"><text:span text:style-name="T44">1</text:span>20</text:p>
      <text:p text:style-name="P120"><text:span text:style-name="T44">67</text:span>3<text:span text:style-name="T44">1</text:span></text:p>
      <text:h text:style-name="P182" text:outline-level="3"><text:soft-page-break/>Multistatement lines</text:h>
      <text:p text:style-name="P41"><text:span text:style-name="T63">Multiple statements may be placed on a single line, separated by backslash characters</text:span>.</text:p>
      <text:p text:style-name="P104">Examples:</text:p>
      <text:p text:style-name="P155">20 PRINT "HELLO" \ GOSUB 220 \ PRINT "GOODBYE"</text:p>
      <text:p text:style-name="P154">3<text:span text:style-name="T67">0</text:span>0 <text:span text:style-name="T67">FOR I = 1 TO 10 \ A(I) = I * 2 \ NEXT I</text:span></text:p>
      <text:p text:style-name="P134"/>
      <text:h text:style-name="P198" text:outline-level="3">CHANGE</text:h>
      <text:p text:style-name="P212">Changes string variables to an array of numbers, or an array of numbers to a string variable</text:p>
      <text:p text:style-name="P211">Syntax:<text:tab/><text:span text:style-name="T83">CHANGE</text:span> <text:span text:style-name="T16">variable </text:span><text:span text:style-name="T23">TO </text:span><text:span text:style-name="T16">variable</text:span></text:p>
      <text:p text:style-name="P212">The two variables must refer to a numeric array and a string variable (one of each).</text:p>
      <text:p text:style-name="P212">When converting an array to a string the CHANGE statement is equivalent to an assignment with the PACK() function. When converting a string to an array, the statement is equivalent to an assignment with the UNPACK() function.</text:p>
      <text:p text:style-name="P211">Examples:</text:p>
      <text:p text:style-name="P216">90 <text:span text:style-name="T83">CHANGE A TO A$</text:span></text:p>
      <text:p text:style-name="P214"><text:span text:style-name="T83">1</text:span>00 <text:span text:style-name="T83">CHANGE B$ TO C</text:span></text:p>
      <text:p text:style-name="P215">1<text:span text:style-name="T83">1</text:span>0 <text:span text:style-name="T83">CHANGE A1 TO Z4$</text:span></text:p>
      <text:p text:style-name="P211"/>
      <text:p text:style-name="P212">The array of numeric values contains the length in the zero position and one value for each character in the corresponding string.</text:p>
      <text:h text:style-name="P197" text:outline-level="3">DATA</text:h>
      <text:p text:style-name="P62">Specifies values for READ <text:span text:style-name="T45">or MAT READ </text:span>statements</text:p>
      <text:p text:style-name="P62">Syntax:<text:tab/>DATA <text:span text:style-name="T1">value list</text:span></text:p>
      <text:p text:style-name="P62">Values must be numeric separated by commas. <text:span text:style-name="T76">Expressions may be numeric or string, but must match the variable that will be used in the READ statement. Text constants must be enclosed in double quotes.</text:span></text:p>
      <text:p text:style-name="P62">Examples:</text:p>
      <text:p text:style-name="P128">390 DATA 3, 150, 175, 180</text:p>
      <text:p text:style-name="P130">400 DATA 2</text:p>
      <text:p text:style-name="P163">410 DATA "MONDAY", "TUESDAY", "WEDNESDAY", "THURSDAY", "FRIDAY"</text:p>
      <text:p text:style-name="P62"/>
      <text:p text:style-name="P63">The DATA statement is processed before the program runs, and processed only once. Thus, it may appear at the end of the program, and does not have to appear before a READ statement.</text:p>
      <text:p text:style-name="P63">But the side effect from processing the statement only once is ... the statement is processed only once (per run). A DATA statement inside a FOR/NEXT loop is processed only once, not once for each loop execution.</text:p>
      <text:p text:style-name="P105">The common behavior for all BASICs is to parse the values as constants. BASIC-19<text:span text:style-name="T70">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70">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84" text:outline-level="3"><text:soft-page-break/>DEF</text:h>
      <text:p text:style-name="P51">Specifies a user-defined function.</text:p>
      <text:p text:style-name="P52">Syntax:<text:tab/><text:span text:style-name="T37">DEF</text:span> <text:span text:style-name="T6">name(parameter</text:span><text:span text:style-name="T7">s</text:span><text:span text:style-name="T6">)</text:span> = <text:span text:style-name="T1">expression</text:span></text:p>
      <text:p text:style-name="P51">User-defined functions have names in the form 'F<text:span text:style-name="T57">N</text:span>x' where 'x' is a single letter.</text:p>
      <text:p text:style-name="P94">The parameters in the definition must be single letters. They are not variable names. The invokation <text:s/>of the function may provide a variable name. (See examples below.)</text:p>
      <text:p text:style-name="P51">The definition for a user-defined function is an expression, similar to the right-hand side of the assignment in a LET statement.</text:p>
      <text:p text:style-name="P51">The parameter<text:span text:style-name="T38">s</text:span> specified in the definition <text:span text:style-name="T38">are</text:span> substituted <text:span text:style-name="T38">into the expression </text:span>at run-time; other variables specified in the expression are evaluated <text:span text:style-name="T38">as </text:span>usual, using the existing values at the time of execution.</text:p>
      <text:p text:style-name="P52">Examples:</text:p>
      <text:p text:style-name="P121">10 <text:span text:style-name="T37">DEF FNA(A) = INT(A)</text:span></text:p>
      <text:p text:style-name="P121">20 <text:span text:style-name="T36">DEF FNB(C) = COS(C)/SIN(C)</text:span></text:p>
      <text:p text:style-name="P121"><text:span text:style-name="T37">3</text:span>0 <text:span text:style-name="T36">DEF FNC(C) = COS(C)/SIN(A)</text:span></text:p>
      <text:p text:style-name="P150">100 LET P1 = 3.1415</text:p>
      <text:p text:style-name="P150">105 LET R4 = 20.1</text:p>
      <text:p text:style-name="P122">110 LET A1 = FNA(<text:span text:style-name="T57">R4</text:span>)</text:p>
      <text:p text:style-name="P122">120 LET B1 = FNB(30/<text:span text:style-name="T57">P1</text:span>)</text:p>
      <text:p text:style-name="P122">130 LET A = 30/3.1416</text:p>
      <text:p text:style-name="P122">131 LET A1 = FNC(45/<text:span text:style-name="T57">P1</text:span>)</text:p>
      <text:p text:style-name="P63"/>
      <text:p text:style-name="P63">The DEF statement is processed before the program runs, and processed only once. Thus, it does not have to appear before it is used in a LET statement. (Although tradition is that the DEF is specified before the function is used.)</text:p>
      <text:h text:style-name="P185" text:outline-level="3">DIM</text:h>
      <text:p text:style-name="P49">Specifies the number of dimensions and maximum subscripts for each dimension. (Without a DIM statement, variables may have <text:span text:style-name="T39">a </text:span>dimension of at most 10.)</text:p>
      <text:p text:style-name="P62">Examples:</text:p>
      <text:p text:style-name="P128">10 <text:span text:style-name="T36">DIM A(20)</text:span></text:p>
      <text:p text:style-name="P128">20 <text:span text:style-name="T36">DIM B(15), C(20,30)</text:span></text:p>
      <text:p text:style-name="P54"/>
      <text:p text:style-name="P54">Arrays are zero-based, so the DIM A(20) statement allows for values A(0) through A(20).</text:p>
      <text:h text:style-name="P183" text:outline-level="3">END</text:h>
      <text:p text:style-name="P62">Marks the end of the program.</text:p>
      <text:p text:style-name="P62">An END statement, when executed, will force the execution of the program to stop.</text:p>
      <text:p text:style-name="P62">Syntax:<text:tab/>END</text:p>
      <text:p text:style-name="P62">Examples:</text:p>
      <text:p text:style-name="P128">999 END</text:p>
      <text:p text:style-name="P49"/>
      <text:p text:style-name="P54">The END statement should be the last statement in the program, and there should be only one of them. BASIC-19<text:span text:style-name="T59">73</text:span> checks for neither, and will allow an END in the middle of the program and will allow multiple END statements.</text:p>
      <text:h text:style-name="P183" text:outline-level="3"><text:soft-page-break/>FOR</text:h>
      <text:p text:style-name="P62">Performs a sequence of statements for a specific number of times.</text:p>
      <text:p text:style-name="P62">Syntax:<text:tab/>PRINT <text:span text:style-name="T1">control variable = starting value</text:span><text:span text:style-name="T17"> TO </text:span><text:span text:style-name="T1">ending value</text:span></text:p>
      <text:p text:style-name="P62">Syntax:<text:tab/>PRINT <text:span text:style-name="T1">control variable = starting value</text:span><text:span text:style-name="T17"> TO </text:span><text:span text:style-name="T1">ending value</text:span><text:span text:style-name="T17"> STEP </text:span><text:span text:style-name="T1">iteration value</text:span></text:p>
      <text:p text:style-name="P62">The statements after the FOR statement (up to the accompanying NEXT statement) are repeated.</text:p>
      <text:p text:style-name="P29">The control variable may not have subscripts.</text:p>
      <text:p text:style-name="P37">The starting value, ending value, and iteration value may be integers or real.</text:p>
      <text:p text:style-name="P64">If the starting value is greater than the ending value (or less than the ending value, when the STEP value is negative) then the statements between the FOR statement and the next NEXT statement with a matching control value are not executed.</text:p>
      <text:p text:style-name="P64">A STEP value of zero will cause a loop that does not end.</text:p>
      <text:p text:style-name="P62"/>
      <text:p text:style-name="P62">Examples:</text:p>
      <text:p text:style-name="P128"><text:span text:style-name="T29">10 </text:span>FOR I = 1 TO 10</text:p>
      <text:p text:style-name="P128"><text:span text:style-name="T29">20 </text:span>PRINT <text:span text:style-name="T33">I</text:span></text:p>
      <text:p text:style-name="P128"><text:span text:style-name="T29">30 </text:span>NEXT I</text:p>
      <text:p text:style-name="P128"/>
      <text:p text:style-name="P128"><text:span text:style-name="T29">10 </text:span>FOR I = 1 TO 10 STEP 2</text:p>
      <text:p text:style-name="P128"><text:span text:style-name="T29">20 </text:span>PRINT <text:span text:style-name="T33">I</text:span></text:p>
      <text:p text:style-name="P128"><text:span text:style-name="T29">30 </text:span>NEXT I</text:p>
      <text:p text:style-name="P128"/>
      <text:p text:style-name="P128"><text:span text:style-name="T29">10 </text:span>FOR I = 1 TO 10.<text:span text:style-name="T33">5</text:span> STEP <text:span text:style-name="T33">0.5</text:span></text:p>
      <text:p text:style-name="P128"><text:span text:style-name="T29">20 </text:span>PRINT <text:span text:style-name="T33">I</text:span></text:p>
      <text:p text:style-name="P128"><text:span text:style-name="T29">30 </text:span>NEXT I</text:p>
      <text:p text:style-name="P128"/>
      <text:p text:style-name="P128"><text:span text:style-name="T29">10 </text:span>FOR I = 10 TO 1 STEP -1</text:p>
      <text:p text:style-name="P128"><text:span text:style-name="T29">20 </text:span>PRINT <text:span text:style-name="T33">I</text:span></text:p>
      <text:p text:style-name="P128"><text:span text:style-name="T29">30 </text:span>NEXT I</text:p>
      <text:p text:style-name="P62"/>
      <text:p text:style-name="P62">It is possible to change the value of the control value within the loop. You can write:</text:p>
      <text:p text:style-name="P128"><text:span text:style-name="T29">10 </text:span>FOR I = 1 TO 10</text:p>
      <text:p text:style-name="P128"><text:span text:style-name="T29">20 </text:span>PRINT A</text:p>
      <text:p text:style-name="P128"><text:span text:style-name="T29">30 </text:span>LET I = 2</text:p>
      <text:p text:style-name="P128"><text:span text:style-name="T29">40 </text:span>NEXT I</text:p>
      <text:p text:style-name="P62"/>
      <text:p text:style-name="P62">This will lock the program into a permanent loop, as the value of I will never reach 10.</text:p>
      <text:h text:style-name="P183" text:outline-level="3">GO TO</text:h>
      <text:p text:style-name="P62">Changes the flow of the program.</text:p>
      <text:p text:style-name="P62">Syntax:<text:tab/>GO TO line number</text:p>
      <text:p text:style-name="P9">Syntax:<text:tab/>GOTO line number</text:p>
      <text:p text:style-name="P62">Examples:</text:p>
      <text:p text:style-name="P128">300 GO TO 100</text:p>
      <text:p text:style-name="P62"/>
      <text:p text:style-name="P62">Notice that the command "350 GO TO 350" is legal but not sensible. The interpreter will execute line 350 repeatedly with no output. (This is called a "locked loop" or more humorously a "dynamic halt".)</text:p>
      <text:h text:style-name="P183" text:outline-level="3"><text:soft-page-break/>GOSUB</text:h>
      <text:p text:style-name="P62">Changes the flow of the program by calling a subroutine.</text:p>
      <text:p text:style-name="P62">Syntax:<text:tab/>GOSUB line number</text:p>
      <text:p text:style-name="P62">Examples:</text:p>
      <text:p text:style-name="P128">300 GOSUB 400</text:p>
      <text:p text:style-name="P62"/>
      <text:p text:style-name="P62">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83" text:outline-level="3">IF/THEN</text:h>
      <text:p text:style-name="P6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3">comparion operations listed above</text:span>. Boolean operators such as "and" or "or" are not permitted. The two arguments in the boolean expression m<text:span text:style-name="T26">ay</text:span> be <text:span text:style-name="T26">numeric constants, </text:span>variables, <text:span text:style-name="T26">or arithmetic expressions. Text values </text:span>are not allowed.</text:p>
      <text:p text:style-name="P3">The "target" after the THEN keyword must be a line number; it cannot be a statement.</text:p>
      <text:p text:style-name="P3">Examples:</text:p>
      <text:p text:style-name="P128">100 IF A = 1 THEN 200</text:p>
      <text:p text:style-name="P128">110 IF A &gt; B THEN 250</text:p>
      <text:p text:style-name="P128">120 IF G1 &lt;= G2 THEN 301</text:p>
      <text:h text:style-name="P183" text:outline-level="3">INPUT</text:h>
      <text:p text:style-name="P62">Prompts the user and allows the user to enter a numeric value. Non-numeric values are invalid and cause execution to stop.</text:p>
      <text:p text:style-name="P62">Syntax:<text:tab/>INPUT <text:span text:style-name="T33">[</text:span><text:span text:style-name="T4">prompt</text:span><text:span text:style-name="T33">,] </text:span><text:span text:style-name="T1">variable list</text:span></text:p>
      <text:p text:style-name="P62">Examples:</text:p>
      <text:p text:style-name="P128">60 INPUT U</text:p>
      <text:p text:style-name="P128">65 INPUT V1, V2, V3</text:p>
      <text:p text:style-name="P119">70 INPUT "Enter values: ", A, B</text:p>
      <text:p text:style-name="P153"><text:span text:style-name="T66">8</text:span>0 INPUT <text:span text:style-name="T66">A$</text:span></text:p>
      <text:p text:style-name="P153"/>
      <text:p text:style-name="P62"><text:span text:style-name="T33">The default p</text:span>rompt <text:span text:style-name="T33">is a single question mark (?) character. This prompt can be changed to any text value by specifying the</text:span> <text:span text:style-name="T33">value as the first parameter. (Note that you cannot create a variable prompt such as INPUT P$, A$ because the variable for the prompt will be considered a normal variable for input.)</text:span></text:p>
      <text:p text:style-name="P37">When multiple values are specified, they may be entered on one line with commas as separators. If an insufficient number of values is entered, BASIC will prompt for more data. These prompts are always the question mark, not the specified prompt.</text:p>
      <text:p text:style-name="P103">When pars<text:span text:style-name="T75">i</text:span>ng input data, BASIC splits the input on commas. Each item is read as either a number or a text item. If a value can be read as a number, it must be stored as a numeric variable.</text:p>
      <text:p text:style-name="P103">Input values may be enclosed in double quotes. These values will be treated as string variables, even when the contents are numeric. <text:span text:style-name="T75">Commas enclosed in double quotes are part of the data, not used to split the data items.</text:span></text:p>
      <text:p text:style-name="P110"><text:soft-page-break/>BASIC removes leading and trailing spaces from unquoted items.</text:p>
      <text:p text:style-name="P110">Examples:</text:p>
      <text:p text:style-name="P161">40 <text:span text:style-name="T75">INPUT A$</text:span></text:p>
      <text:p text:style-name="P162">50 INPUT B$,C$</text:p>
      <text:p text:style-name="P162"/>
      <text:p text:style-name="P110">Can read:</text:p>
      <text:p text:style-name="P162">? GEORGE WASHINGTON</text:p>
      <text:p text:style-name="P162">? 1600 PENN, WASHINGTON DC</text:p>
      <text:p text:style-name="P158"/>
      <text:p text:style-name="P110">Can read as the same:</text:p>
      <text:p text:style-name="P162">? <text:s text:c="2"/>GEORGE WASHINGTON</text:p>
      <text:p text:style-name="P162">? 1600 PENN <text:s text:c="2"/>, <text:s text:c="5"/>WASHINGTON DC</text:p>
      <text:p text:style-name="P158"/>
      <text:p text:style-name="P110">Or:</text:p>
      <text:p text:style-name="P162">? "GEORGE WASHINGTON"</text:p>
      <text:p text:style-name="P162">? "1600 PENN", "WASHINGTON, DC"</text:p>
      <text:p text:style-name="P162"/>
      <text:p text:style-name="P110">Not the same:</text:p>
      <text:p text:style-name="P162">? " <text:s/>GEORGE WASHINGTON"</text:p>
      <text:p text:style-name="P162">? "1600 PENN <text:s/>", "WASHINGTON, DC"</text:p>
      <text:p text:style-name="P158"/>
      <text:h text:style-name="P183" text:outline-level="3">LET</text:h>
      <text:p text:style-name="Text_20_body">Assigns a value to a variable <text:span text:style-name="T71">or a group of variables</text:span>.</text:p>
      <text:p text:style-name="Text_20_body">Syntax:<text:tab/>LET <text:span text:style-name="T1">target variable</text:span> <text:span text:style-name="T71">[, </text:span><text:span text:style-name="T14">target variable...</text:span><text:span text:style-name="T71">]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57">60 LET C$ = "HELLO, WORLD!"</text:p>
      <text:p text:style-name="P159">70 LET D, E = A + B</text:p>
      <text:p text:style-name="P78"/>
      <text:p text:style-name="P78"><text:span text:style-name="T48">Expressions may use a combination of operators, functions, and variables</text:span>.</text:p>
      <text:p text:style-name="P106">Targets must have the same type, as the same value is assigned to each target.</text:p>
      <text:h text:style-name="P186" text:outline-level="3">LET-<text:span text:style-name="T60">less assignment</text:span></text:h>
      <text:p text:style-name="P96">Assigns a value to a variable <text:span text:style-name="T71">or a group of variables</text:span>.</text:p>
      <text:p text:style-name="P96">Syntax:<text:tab/><text:span text:style-name="T1">target variable</text:span> <text:span text:style-name="T71">[, </text:span><text:span text:style-name="T14">target variable...</text:span><text:span text:style-name="T71">] </text:span>= <text:span text:style-name="T1">expression</text:span></text:p>
      <text:p text:style-name="P96">Examples:</text:p>
      <text:p text:style-name="P151">40 A = 0</text:p>
      <text:p text:style-name="P151">50 B = A + 10</text:p>
      <text:p text:style-name="P151">55 C = C + 1</text:p>
      <text:p text:style-name="P159">70 D, E = A + B</text:p>
      <text:p text:style-name="P107"/>
      <text:p text:style-name="P107"><text:span text:style-name="T48">Expressions may use a combination of operators, functions, and variables</text:span>.</text:p>
      <text:p text:style-name="P106">Targets must have the same type, as the same value is assigned to each target.</text:p>
      <text:h text:style-name="P187" text:outline-level="3"><text:soft-page-break/>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9">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9">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9">10 </text:span>PRINT</text:p>
      <text:p text:style-name="Preformatted_20_Text"><text:span text:style-name="T29">20 </text:span>PRINT A</text:p>
      <text:p text:style-name="Preformatted_20_Text"><text:span text:style-name="T29">30 </text:span>PRINT A, B</text:p>
      <text:p text:style-name="Preformatted_20_Text"><text:span text:style-name="T29">40 </text:span>PRINT "Output"</text:p>
      <text:p text:style-name="Preformatted_20_Text"><text:span text:style-name="T29">50 </text:span>PRINT "Results:", R1</text:p>
      <text:p text:style-name="Preformatted_20_Text"><text:span text:style-name="T29">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9">10 </text:span>PRINT "Processing...";</text:p>
      <text:p text:style-name="Text_20_body"/>
      <text:p text:style-name="Text_20_body">... other statements that generate no output</text:p>
      <text:p text:style-name="Preformatted_20_Text"><text:span text:style-name="T29">20 </text:span>PRINT "done"</text:p>
      <text:p text:style-name="Text_20_body"/>
      <text:p text:style-name="Text_20_body">results in the text "Processing...done" on the console.</text:p>
      <text:p text:style-name="P53">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9">73</text:span> will print a number with the necessary number of decimal places. It is not possible to force a number of decimal places.</text:p>
      <text:h text:style-name="P188" text:outline-level="3"><text:soft-page-break/>R<text:span text:style-name="T62">ANDOMIZE</text:span></text:h>
      <text:p text:style-name="P98"><text:span text:style-name="T62">Set a new seed for the random number generator</text:span>.</text:p>
      <text:p text:style-name="P98">Syntax:<text:tab/>R<text:span text:style-name="T62">ANDOMIZE</text:span></text:p>
      <text:p text:style-name="P98">Examples:</text:p>
      <text:p text:style-name="P152">400 R<text:span text:style-name="T62">ANDOMIZE</text:span></text:p>
      <text:p text:style-name="P152"/>
      <text:p text:style-name="P98"><text:span text:style-name="T62">Without RANDOMIZE, successive runs of a program will use the same sequence of numbers</text:span> <text:span text:style-name="T62">from the RND() function. The RANDOMIZE statement randomizes the sequence, and successive runs will have different numbers.</text:span></text:p>
      <text:p text:style-name="P99">The –ignore-randomize option disables the RANDOMIZE statement (the interpreter allows it but ignores it).</text:p>
      <text:h text:style-name="P189" text:outline-level="3">READ</text:h>
      <text:p text:style-name="P92">Loads variables with values from DATA statements.</text:p>
      <text:p text:style-name="P92">Syntax:<text:tab/>READ <text:span text:style-name="T1">variable list</text:span></text:p>
      <text:p text:style-name="P92">Examples:</text:p>
      <text:p text:style-name="P149">400 READ N</text:p>
      <text:p text:style-name="P149">410 READ A, B, C</text:p>
      <text:p text:style-name="P163">420 READ A$, B, C$</text:p>
      <text:p text:style-name="P92"/>
      <text:p text:style-name="P111"><text:span text:style-name="T76">T</text:span>he number of values in a READ statement do not have to match the number of values in DATA statements. <text:span text:style-name="T76">The values defined in DATA statements are stored in a single list of use by all READ statements. You may READ in pairs and define ten values per DATA statement. You may READ ten items from DATA statements that contain one value each.</text:span></text:p>
      <text:p text:style-name="P92">READing more values than are specified by DATA statements, in total, will cause an error.</text:p>
      <text:p text:style-name="P93">BASIC keeps an internal pointer to the next data item. This pointer can be reset with the RESTORE statement.</text:p>
      <text:h text:style-name="P189" text:outline-level="3">REM</text:h>
      <text:p text:style-name="P92">Allows for a comment in the program.</text:p>
      <text:p text:style-name="P92">Syntax:<text:tab/>REM <text:span text:style-name="T1">any text</text:span></text:p>
      <text:p text:style-name="P92">Examples:</text:p>
      <text:p text:style-name="P149">10 REM</text:p>
      <text:p text:style-name="P149">20 REM Beginning of my first program</text:p>
      <text:p text:style-name="P149">30 REM<text:span text:style-name="T39">ARK</text:span> *----*</text:p>
      <text:h text:style-name="P189" text:outline-level="3">RE<text:span text:style-name="T56">STORE</text:span></text:h>
      <text:p text:style-name="P93">Resets the internal pointer for the READ statement. After a RESTORE statement, a READ statement will read the first data item.</text:p>
      <text:p text:style-name="P62">Syntax:<text:tab/><text:span text:style-name="T17">RE</text:span><text:span text:style-name="T20">STORE</text:span></text:p>
      <text:p text:style-name="P62">Examples:</text:p>
      <text:p text:style-name="P128"><text:span text:style-name="T56">2</text:span>10 RE<text:span text:style-name="T56">STORE</text:span></text:p>
      <text:h text:style-name="P183" text:outline-level="3"><text:soft-page-break/>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90" text:outline-level="3">TRACE</text:h>
      <text:p text:style-name="P84"><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84">Syntax:<text:tab/><text:span text:style-name="T51">TRACE </text:span><text:span text:style-name="T10">state</text:span></text:p>
      <text:p text:style-name="P84">Examples:</text:p>
      <text:p text:style-name="P146"><text:span text:style-name="T51">1</text:span>00 <text:span text:style-name="T51">TRACE ON</text:span></text:p>
      <text:p text:style-name="P147">250 TRACE OFF</text:p>
      <text:p text:style-name="P84"/>
      <text:p text:style-name="P84"><text:span text:style-name="T51">The TRACE</text:span><text:span text:style-name="T19"> statement accepts a single value to set the state: ON or OFF. 'ON' (or anything that does not look like 'OFF', 'NO' or 'FALSE') will set tracing on. The values 'OFF', 'NO', and 'FALSE' will turn off tracing.</text:span></text:p>
      <text:h text:style-name="P191" text:outline-level="3">ARR statements</text:h>
      <text:p text:style-name="P114">The ARR statements operate on one-dimensional arrays.</text:p>
      <text:p text:style-name="P114">Operations begin with index zero.</text:p>
      <text:h text:style-name="P192" text:outline-level="3"><text:span text:style-name="T79">ARR</text:span> PRINT</text:h>
      <text:p text:style-name="P116"><text:span text:style-name="T41">Prints an array of values</text:span>.</text:p>
      <text:p text:style-name="P116">Syntax:<text:tab/><text:span text:style-name="T79">ARR PRINT </text:span><text:span text:style-name="T8">variable list</text:span></text:p>
      <text:p text:style-name="P116">Examples:</text:p>
      <text:p text:style-name="P168"><text:span text:style-name="T41">1</text:span>00 <text:span text:style-name="T79">ARR PRINT A</text:span></text:p>
      <text:p text:style-name="P126">110 <text:span text:style-name="T79">ARR</text:span> PRINT B;</text:p>
      <text:p text:style-name="P126">120 <text:span text:style-name="T79">ARR</text:span> PRINT A; B;</text:p>
      <text:p text:style-name="P126">130 <text:span text:style-name="T79">ARR</text:span> PRINT C, D</text:p>
      <text:p text:style-name="P116"/>
      <text:p text:style-name="P116"><text:span text:style-name="T41">The values must be defined with DIM statements prior to printing</text:span>.</text:p>
      <text:p text:style-name="P57"><text:span text:style-name="T79">V</text:span>alues are printed sequentially with as many values as will fit on a line.</text:p>
      <text:p text:style-name="P57"><text:soft-page-break/>The carriage control character that follows a variable name will be used for each element in a printed row. The semicolon results in narrow columns, the comma (or no character) results in wide columns.</text:p>
      <text:h text:style-name="P193" text:outline-level="3"><text:span text:style-name="T82">ARR</text:span> <text:span text:style-name="T45">READ</text:span></text:h>
      <text:p text:style-name="P117"><text:span text:style-name="T45">Reads data into an array of values</text:span>.</text:p>
      <text:p text:style-name="P117">Syntax:<text:tab/><text:span text:style-name="T82">ARR READ </text:span><text:span text:style-name="T8">variable list</text:span></text:p>
      <text:p text:style-name="P117">Examples:</text:p>
      <text:p text:style-name="P169"><text:span text:style-name="T41">1</text:span>00 <text:span text:style-name="T82">ARR READ A</text:span></text:p>
      <text:p text:style-name="P127">110 <text:span text:style-name="T82">ARR</text:span> <text:span text:style-name="T45">READ</text:span> B, <text:span text:style-name="T45">C</text:span></text:p>
      <text:p text:style-name="P137">120 <text:span text:style-name="T82">ARR</text:span> READ D(15)</text:p>
      <text:p text:style-name="P137"/>
      <text:p text:style-name="P117"><text:span text:style-name="T45">Dimensions may be supplied or omitted in ARR READ statements. Whe supplied, they override any previous DIM or ARR READ or MAT READ statement</text:span>. <text:span text:style-name="T45">When omitted, the variable must have dimensions specified in earlier DIM or ARR READ or MAT READ statements.</text:span></text:p>
      <text:p text:style-name="P69">The values for dimensions may be numeric constants ot expressions. The expression is evaluated at run-time, like any other expression.</text:p>
      <text:p text:style-name="P69">Data is read from DATA statements, as with the READ statement.</text:p>
      <text:h text:style-name="P196" text:outline-level="3">ARR</text:h>
      <text:p text:style-name="P116"><text:span text:style-name="T46">Assignes a value to a array variable</text:span>.</text:p>
      <text:p text:style-name="P116"><text:span text:style-name="T8">Syntax:<text:tab/></text:span><text:span text:style-name="T15">ARR</text:span><text:span text:style-name="T8"> target variable</text:span><text:span text:style-name="T21"> </text:span><text:span text:style-name="T22">[, </text:span><text:span text:style-name="T14">target variable...</text:span><text:span text:style-name="T22">] </text:span><text:span text:style-name="T21">= </text:span><text:span text:style-name="T8">expression</text:span></text:p>
      <text:p text:style-name="P116">Examples:</text:p>
      <text:p text:style-name="P168"><text:span text:style-name="T41">1</text:span>00 <text:span text:style-name="T80">ARR A = B</text:span></text:p>
      <text:p text:style-name="P168"><text:span text:style-name="T41">11</text:span>0 <text:span text:style-name="T80">ARR A = B * C</text:span></text:p>
      <text:p text:style-name="P168"><text:span text:style-name="T41">12</text:span>0 <text:span text:style-name="T80">ARR A = B + D</text:span></text:p>
      <text:p text:style-name="P168"><text:span text:style-name="T41">13</text:span>0 <text:span text:style-name="T80">ARR A = B - E</text:span></text:p>
      <text:p text:style-name="P168"><text:span text:style-name="T41">14</text:span>0 <text:span text:style-name="T80">ARR A = 2 * B</text:span></text:p>
      <text:p text:style-name="P168"><text:span text:style-name="T41">15</text:span>0 <text:span text:style-name="T80">ARR A = 2 * B – E</text:span></text:p>
      <text:p text:style-name="P160">160 <text:span text:style-name="T80">ARR</text:span> G,H = A + B</text:p>
      <text:p text:style-name="P136"/>
      <text:p text:style-name="P77">Variables are assumed to represent <text:span text:style-name="T80">array</text:span> values. If you want to use a scalar variable, enclose it in parentheses:</text:p>
      <text:p text:style-name="P144">130 LET S = 2</text:p>
      <text:p text:style-name="P168"><text:span text:style-name="T41">14</text:span>0 <text:span text:style-name="T80">ARR A = (S) * B</text:span></text:p>
      <text:p text:style-name="P168"><text:span text:style-name="T41">15</text:span>0 <text:span text:style-name="T80">ARR A = (S) * B - E</text:span></text:p>
      <text:p text:style-name="P136"/>
      <text:p text:style-name="P72">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72"/>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First operand</text:p>
          </table:table-cell>
          <table:table-cell table:style-name="Table11.A1" office:value-type="string">
            <text:p text:style-name="P18">Operation</text:p>
          </table:table-cell>
          <table:table-cell table:style-name="Table11.A1" office:value-type="string">
            <text:p text:style-name="P18">Second operand</text:p>
          </table:table-cell>
          <table:table-cell table:style-name="Table11.A1" office:value-type="string">
            <text:p text:style-name="P18">Restrictions</text:p>
          </table:table-cell>
          <table:table-cell table:style-name="Table11.E1" office:value-type="string">
            <text:p text:style-name="P18">Actions</text:p>
          </table:table-cell>
        </table:table-row>
        <table:table-row>
          <table:table-cell table:style-name="Table11.A2" office:value-type="string">
            <text:p text:style-name="P115">Array</text:p>
          </table:table-cell>
          <table:table-cell table:style-name="Table11.A2" office:value-type="string">
            <text:p text:style-name="P75">Addition</text:p>
          </table:table-cell>
          <table:table-cell table:style-name="Table11.A2" office:value-type="string">
            <text:p text:style-name="P115">Array</text:p>
          </table:table-cell>
          <table:table-cell table:style-name="Table11.A2" office:value-type="string">
            <text:p text:style-name="P75"><text:span text:style-name="T80">Arrays</text:span> must have identical dimensions</text:p>
          </table:table-cell>
          <table:table-cell table:style-name="Table11.E2" office:value-type="string">
            <text:p text:style-name="P75">Corresponding elements are added</text:p>
          </table:table-cell>
        </table:table-row>
        <table:table-row>
          <table:table-cell table:style-name="Table11.A2" office:value-type="string">
            <text:p text:style-name="P115">Array</text:p>
          </table:table-cell>
          <table:table-cell table:style-name="Table11.A2" office:value-type="string">
            <text:p text:style-name="P75">Subtraction</text:p>
          </table:table-cell>
          <table:table-cell table:style-name="Table11.A2" office:value-type="string">
            <text:p text:style-name="P115">Array</text:p>
          </table:table-cell>
          <table:table-cell table:style-name="Table11.A2" office:value-type="string">
            <text:p text:style-name="P75"><text:span text:style-name="T80">Array</text:span>s must have identical dimensions</text:p>
          </table:table-cell>
          <table:table-cell table:style-name="Table11.E2" office:value-type="string">
            <text:p text:style-name="P75">Elements from second <text:span text:style-name="T80">array</text:span> are subtracted from <text:soft-page-break/>corresponding element in first <text:span text:style-name="T80">array</text:span></text:p>
          </table:table-cell>
        </table:table-row>
        <table:table-row>
          <table:table-cell table:style-name="Table11.A2" office:value-type="string">
            <text:p text:style-name="P115">Array</text:p>
          </table:table-cell>
          <table:table-cell table:style-name="Table11.A2" office:value-type="string">
            <text:p text:style-name="P75">Multiplication</text:p>
          </table:table-cell>
          <table:table-cell table:style-name="Table11.A2" office:value-type="string">
            <text:p text:style-name="P115">Array</text:p>
          </table:table-cell>
          <table:table-cell table:style-name="Table11.A2" office:value-type="string">
            <text:p text:style-name="P115">Arrays must have identical dimensions</text:p>
          </table:table-cell>
          <table:table-cell table:style-name="Table11.E2" office:value-type="string">
            <text:p text:style-name="P115">Corresponding elements are multiplied</text:p>
          </table:table-cell>
        </table:table-row>
        <table:table-row>
          <table:table-cell table:style-name="Table11.A2" office:value-type="string">
            <text:p text:style-name="P115">Array</text:p>
          </table:table-cell>
          <table:table-cell table:style-name="Table11.A2" office:value-type="string">
            <text:p text:style-name="P75">Division</text:p>
          </table:table-cell>
          <table:table-cell table:style-name="Table11.A2" office:value-type="string">
            <text:p text:style-name="P115">Array</text:p>
          </table:table-cell>
          <table:table-cell table:style-name="Table11.A2" office:value-type="string">
            <text:p text:style-name="P115">Arrarys must have identical dimensions</text:p>
          </table:table-cell>
          <table:table-cell table:style-name="Table11.E2" office:value-type="string">
            <text:p text:style-name="P115">Elements from the first array are numerators, elements from the second array are denominators</text:p>
          </table:table-cell>
        </table:table-row>
        <table:table-row>
          <table:table-cell table:style-name="Table11.A2" office:value-type="string">
            <text:p text:style-name="P115">Array</text:p>
          </table:table-cell>
          <table:table-cell table:style-name="Table11.A2" office:value-type="string">
            <text:p text:style-name="P75">Power</text:p>
          </table:table-cell>
          <table:table-cell table:style-name="Table11.A2" office:value-type="string">
            <text:p text:style-name="P115">Array</text:p>
          </table:table-cell>
          <table:table-cell table:style-name="Table11.A2" office:value-type="string">
            <text:p text:style-name="P115">Arrays must have identical dimensions</text:p>
          </table:table-cell>
          <table:table-cell table:style-name="Table11.E2" office:value-type="string">
            <text:p text:style-name="P115">Elements from the first array are raised to the corresponding element in the second array</text:p>
          </table:table-cell>
        </table:table-row>
        <table:table-row>
          <table:table-cell table:style-name="Table11.A2" office:value-type="string">
            <text:p text:style-name="P75">Scalar</text:p>
          </table:table-cell>
          <table:table-cell table:style-name="Table11.A2" office:value-type="string">
            <text:p text:style-name="P75">Addit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y</text:span> are added to the scalar value</text:p>
          </table:table-cell>
        </table:table-row>
        <table:table-row>
          <table:table-cell table:style-name="Table11.A2" office:value-type="string">
            <text:p text:style-name="P75">Scalar</text:p>
          </table:table-cell>
          <table:table-cell table:style-name="Table11.A2" office:value-type="string">
            <text:p text:style-name="P75">Subtract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subtracted from the scalar value</text:p>
          </table:table-cell>
        </table:table-row>
        <table:table-row>
          <table:table-cell table:style-name="Table11.A2" office:value-type="string">
            <text:p text:style-name="P75">Scalar</text:p>
          </table:table-cell>
          <table:table-cell table:style-name="Table11.A2" office:value-type="string">
            <text:p text:style-name="P75">Multiplicat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multiplied by the scalar value</text:p>
          </table:table-cell>
        </table:table-row>
        <table:table-row>
          <table:table-cell table:style-name="Table11.A2" office:value-type="string">
            <text:p text:style-name="P75">Scalar</text:p>
          </table:table-cell>
          <table:table-cell table:style-name="Table11.A2" office:value-type="string">
            <text:p text:style-name="P75">Divis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divided into the scalar value</text:p>
          </table:table-cell>
        </table:table-row>
        <table:table-row>
          <table:table-cell table:style-name="Table11.A2" office:value-type="string">
            <text:p text:style-name="P75">Scalar</text:p>
          </table:table-cell>
          <table:table-cell table:style-name="Table11.A2" office:value-type="string">
            <text:p text:style-name="P75">Power</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the exponent of the scalar value</text:p>
          </table:table-cell>
        </table:table-row>
        <table:table-row>
          <table:table-cell table:style-name="Table11.A2" office:value-type="string">
            <text:p text:style-name="P115">Array</text:p>
          </table:table-cell>
          <table:table-cell table:style-name="Table11.A2" office:value-type="string">
            <text:p text:style-name="P75">Addit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text:span> are added to the scalar value</text:p>
          </table:table-cell>
        </table:table-row>
        <table:table-row>
          <table:table-cell table:style-name="Table11.A2" office:value-type="string">
            <text:p text:style-name="P115">Array</text:p>
          </table:table-cell>
          <table:table-cell table:style-name="Table11.A2" office:value-type="string">
            <text:p text:style-name="P75">Subtract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text:span text:style-name="T48">The scalar value is </text:span>subtracted from <text:span text:style-name="T48">elements in </text:span>the <text:s/><text:span text:style-name="T80">array</text:span></text:p>
          </table:table-cell>
        </table:table-row>
        <table:table-row>
          <table:table-cell table:style-name="Table11.A2" office:value-type="string">
            <text:p text:style-name="P115">Array</text:p>
          </table:table-cell>
          <table:table-cell table:style-name="Table11.A2" office:value-type="string">
            <text:p text:style-name="P75">Multiplicat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text:span> are multiplied by the scalar value</text:p>
          </table:table-cell>
        </table:table-row>
        <table:table-row>
          <table:table-cell table:style-name="Table11.A2" office:value-type="string">
            <text:p text:style-name="P115">Array</text:p>
          </table:table-cell>
          <table:table-cell table:style-name="Table11.A2" office:value-type="string">
            <text:p text:style-name="P75">Divis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 </text:span>are divided <text:span text:style-name="T48">by</text:span> the scalar value</text:p>
          </table:table-cell>
        </table:table-row>
        <table:table-row>
          <table:table-cell table:style-name="Table11.A2" office:value-type="string">
            <text:p text:style-name="P115">Array</text:p>
          </table:table-cell>
          <table:table-cell table:style-name="Table11.A2" office:value-type="string">
            <text:p text:style-name="P75">Power</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text:span> are <text:span text:style-name="T48">raised to </text:span>the scalar value</text:p>
          </table:table-cell>
        </table:table-row>
      </table:table>
      <text:p text:style-name="P75"/>
      <text:p text:style-name="P82"><text:span text:style-name="T81">Ahl</text:span> <text:span text:style-name="T80">makes no mention of the 'ARR' statement or any derived statements ('ARR PRINT', 'ARR READ'). But it makes sense to include them.</text:span></text:p>
      <text:h text:style-name="P191" text:outline-level="3"><text:soft-page-break/>MAT statements</text:h>
      <text:p text:style-name="P114">The MAT statements operate on matricies, which are either one- or two-dimensional arrays.</text:p>
      <text:p text:style-name="P114">Operations begin with indices of one, not zero. The values in the zero row and the zero column are ignored in MAT operations.</text:p>
      <text:h text:style-name="P192" text:outline-level="3">MAT PRINT</text:h>
      <text:p text:style-name="P55"><text:span text:style-name="T41">Prints an array or matrix of values</text:span>.</text:p>
      <text:p text:style-name="P55">Syntax:<text:tab/><text:span text:style-name="T41">MAT PRINT </text:span><text:span text:style-name="T8">variable list</text:span></text:p>
      <text:p text:style-name="P55">Examples:</text:p>
      <text:p text:style-name="P123"><text:span text:style-name="T41">1</text:span>00 <text:span text:style-name="T41">MAT PRINT A</text:span></text:p>
      <text:p text:style-name="P124">110 MAT PRINT B;</text:p>
      <text:p text:style-name="P124">120 MAT PRINT A; B;</text:p>
      <text:p text:style-name="P124">130 MAT PRINT C, D</text:p>
      <text:p text:style-name="P55"/>
      <text:p text:style-name="P55"><text:span text:style-name="T41">The values must be defined with DIM statements prior to printing</text:span>.</text:p>
      <text:p text:style-name="P56">For one-dimensional arrays, the values are printed sequentially with as many values as will fit on a line.</text:p>
      <text:p text:style-name="P56">For two-dimensional matrices, values for each row in the matrix are printed on a line and a new line is used for each row.</text:p>
      <text:p text:style-name="P56">For arrays and matrixes, the zero-index items are not printed. An array DIM(4) will print elements 1 through 4; a matrix DIM(3,5) will print three rows of elements 1 through 5.</text:p>
      <text:p text:style-name="P56">The carriage control character that follows a variable name will be used for each element in a printed row. The semicolon results in narrow columns, the comma (or no character) results in wide columns.</text:p>
      <text:h text:style-name="P194" text:outline-level="3">MAT <text:span text:style-name="T45">READ</text:span></text:h>
      <text:p text:style-name="P67"><text:span text:style-name="T45">Reads data into an array or matrix of values</text:span>.</text:p>
      <text:p text:style-name="P67">Syntax:<text:tab/><text:span text:style-name="T41">MAT READ </text:span><text:span text:style-name="T8">variable list</text:span></text:p>
      <text:p text:style-name="P67">Examples:</text:p>
      <text:p text:style-name="P129"><text:span text:style-name="T41">1</text:span>00 <text:span text:style-name="T41">MAT READ A</text:span></text:p>
      <text:p text:style-name="P125">110 MAT <text:span text:style-name="T45">READ</text:span> B, <text:span text:style-name="T45">C</text:span></text:p>
      <text:p text:style-name="P130">120 MAT READ D(15)</text:p>
      <text:p text:style-name="P130">130 MAT READ E(6,11)</text:p>
      <text:p text:style-name="P68"/>
      <text:p text:style-name="P67"><text:span text:style-name="T45">Dimensions may be supplied or omitted in MAT READ statements. Whe supplied, they override any previous DIM or ARR READ or MAT READ statement</text:span>. <text:span text:style-name="T45">When omitted, the variable must have dimensions specified in earlier DIM or ARR READ or MAT READ statements.</text:span></text:p>
      <text:p text:style-name="P68">The values for dimensions may be numeric constants ot expressions. The expression is evaluated at run-time, like any other expression.</text:p>
      <text:p text:style-name="P68">Data is read from DATA statements, as with the READ statement.</text:p>
      <text:h text:style-name="P195" text:outline-level="3">MAT</text:h>
      <text:p text:style-name="P70"><text:span text:style-name="T46">Assignes a value to a matrix variable or group of matrix variables</text:span>.</text:p>
      <text:p text:style-name="P70"><text:soft-page-break/>Syntax:<text:tab/><text:span text:style-name="T41">MAT </text:span><text:span text:style-name="T8">target variable</text:span><text:span text:style-name="T21"> </text:span><text:span text:style-name="T22">[, </text:span><text:span text:style-name="T14">target variable...</text:span><text:span text:style-name="T22">] </text:span><text:span text:style-name="T21">= </text:span><text:span text:style-name="T8">expression</text:span></text:p>
      <text:p text:style-name="P70">Examples:</text:p>
      <text:p text:style-name="P138"><text:span text:style-name="T41">1</text:span>00 <text:span text:style-name="T41">MAT A = B</text:span></text:p>
      <text:p text:style-name="P139"><text:span text:style-name="T41">11</text:span>0 <text:span text:style-name="T41">MAT A = B * C</text:span></text:p>
      <text:p text:style-name="P139"><text:span text:style-name="T41">12</text:span>0 <text:span text:style-name="T41">MAT A = B + D</text:span></text:p>
      <text:p text:style-name="P139"><text:span text:style-name="T41">13</text:span>0 <text:span text:style-name="T41">MAT A = B - E</text:span></text:p>
      <text:p text:style-name="P139"><text:span text:style-name="T41">14</text:span>0 <text:span text:style-name="T41">MAT A = 2 * B</text:span></text:p>
      <text:p text:style-name="P139"><text:span text:style-name="T41">15</text:span>0 <text:span text:style-name="T41">MAT A = 2 * B – E</text:span></text:p>
      <text:p text:style-name="P159">160 MAT G,H = A + B</text:p>
      <text:p text:style-name="P131"/>
      <text:p text:style-name="P76">Variables are assumed to represent matrix values. <text:span text:style-name="T50">They may refer to variables dimensioned with one or two variables. </text:span>If you want to use a scalar variable, enclose it in parentheses:</text:p>
      <text:p text:style-name="P141">130 LET S = 2</text:p>
      <text:p text:style-name="P140"><text:span text:style-name="T41">14</text:span>0 <text:span text:style-name="T41">MAT A = (S) * B</text:span></text:p>
      <text:p text:style-name="P140"><text:span text:style-name="T41">15</text:span>0 <text:span text:style-name="T41">MAT A = (S) * B - E</text:span></text:p>
      <text:p text:style-name="P132"/>
      <text:p text:style-name="P71">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7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73">Matrix</text:p>
          </table:table-cell>
          <table:table-cell table:style-name="Table8.A2" office:value-type="string">
            <text:p text:style-name="P73">Addition</text:p>
          </table:table-cell>
          <table:table-cell table:style-name="Table8.A2" office:value-type="string">
            <text:p text:style-name="P73">Matrix</text:p>
          </table:table-cell>
          <table:table-cell table:style-name="Table8.A2" office:value-type="string">
            <text:p text:style-name="P73">Matrices must have identical dimensions</text:p>
          </table:table-cell>
          <table:table-cell table:style-name="Table8.E2" office:value-type="string">
            <text:p text:style-name="P73">Corresponding elements are added</text:p>
          </table:table-cell>
        </table:table-row>
        <table:table-row>
          <table:table-cell table:style-name="Table8.A2" office:value-type="string">
            <text:p text:style-name="P73">Matrix</text:p>
          </table:table-cell>
          <table:table-cell table:style-name="Table8.A2" office:value-type="string">
            <text:p text:style-name="P73">Subtraction</text:p>
          </table:table-cell>
          <table:table-cell table:style-name="Table8.A2" office:value-type="string">
            <text:p text:style-name="P73">Matrix</text:p>
          </table:table-cell>
          <table:table-cell table:style-name="Table8.A2" office:value-type="string">
            <text:p text:style-name="P73">Matrices must have identical dimensions</text:p>
          </table:table-cell>
          <table:table-cell table:style-name="Table8.E2" office:value-type="string">
            <text:p text:style-name="P73">Elements from second matrix are subtracted from corresponding element in first matrix</text:p>
          </table:table-cell>
        </table:table-row>
        <table:table-row>
          <table:table-cell table:style-name="Table8.A2" office:value-type="string">
            <text:p text:style-name="P73">Matrix</text:p>
          </table:table-cell>
          <table:table-cell table:style-name="Table8.A2" office:value-type="string">
            <text:p text:style-name="P73">Multiplication</text:p>
          </table:table-cell>
          <table:table-cell table:style-name="Table8.A2" office:value-type="string">
            <text:p text:style-name="P73">Matrix</text:p>
          </table:table-cell>
          <table:table-cell table:style-name="Table8.A2" office:value-type="string">
            <text:p text:style-name="P73">Number of columns in second matrix must equal number of rows in first matrix</text:p>
          </table:table-cell>
          <table:table-cell table:style-name="Table8.E2" office:value-type="string">
            <text:p text:style-name="P73">Computes dot product, which contains the number of columns of the first matrix and the number of rows in the second matrix</text:p>
          </table:table-cell>
        </table:table-row>
        <table:table-row>
          <table:table-cell table:style-name="Table8.A2" office:value-type="string">
            <text:p text:style-name="P73">Matrix</text:p>
          </table:table-cell>
          <table:table-cell table:style-name="Table8.A2" office:value-type="string">
            <text:p text:style-name="P73">Division</text:p>
          </table:table-cell>
          <table:table-cell table:style-name="Table8.A2" office:value-type="string">
            <text:p text:style-name="P73">Matrix</text:p>
          </table:table-cell>
          <table:table-cell table:style-name="Table8.A2" office:value-type="string">
            <text:p text:style-name="P73">Not allowed</text:p>
          </table:table-cell>
          <table:table-cell table:style-name="Table8.E2" office:value-type="string">
            <text:p text:style-name="P73"/>
          </table:table-cell>
        </table:table-row>
        <table:table-row>
          <table:table-cell table:style-name="Table8.A2" office:value-type="string">
            <text:p text:style-name="P73">Matrix</text:p>
          </table:table-cell>
          <table:table-cell table:style-name="Table8.A2" office:value-type="string">
            <text:p text:style-name="P73">Power</text:p>
          </table:table-cell>
          <table:table-cell table:style-name="Table8.A2" office:value-type="string">
            <text:p text:style-name="P73">Matrix</text:p>
          </table:table-cell>
          <table:table-cell table:style-name="Table8.A2" office:value-type="string">
            <text:p text:style-name="P73">Not allowed</text:p>
          </table:table-cell>
          <table:table-cell table:style-name="Table8.E2" office:value-type="string">
            <text:p text:style-name="P73"/>
          </table:table-cell>
        </table:table-row>
        <table:table-row>
          <table:table-cell table:style-name="Table8.A2" office:value-type="string">
            <text:p text:style-name="P73">Scalar</text:p>
          </table:table-cell>
          <table:table-cell table:style-name="Table8.A2" office:value-type="string">
            <text:p text:style-name="P73">Addit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added to the scalar value</text:p>
          </table:table-cell>
        </table:table-row>
        <table:table-row>
          <table:table-cell table:style-name="Table8.A2" office:value-type="string">
            <text:p text:style-name="P73">Scalar</text:p>
          </table:table-cell>
          <table:table-cell table:style-name="Table8.A2" office:value-type="string">
            <text:p text:style-name="P73">Subtract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subtracted from the scalar value</text:p>
          </table:table-cell>
        </table:table-row>
        <table:table-row>
          <table:table-cell table:style-name="Table8.A2" office:value-type="string">
            <text:p text:style-name="P73">Scalar</text:p>
          </table:table-cell>
          <table:table-cell table:style-name="Table8.A2" office:value-type="string">
            <text:p text:style-name="P73">Multiplicat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multiplied by the scalar value</text:p>
          </table:table-cell>
        </table:table-row>
        <table:table-row>
          <table:table-cell table:style-name="Table8.A2" office:value-type="string">
            <text:p text:style-name="P73">Scalar</text:p>
          </table:table-cell>
          <table:table-cell table:style-name="Table8.A2" office:value-type="string">
            <text:p text:style-name="P73">Divis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divided into the scalar value</text:p>
          </table:table-cell>
        </table:table-row>
        <text:soft-page-break/>
        <table:table-row>
          <table:table-cell table:style-name="Table8.A2" office:value-type="string">
            <text:p text:style-name="P73">Scalar</text:p>
          </table:table-cell>
          <table:table-cell table:style-name="Table8.A2" office:value-type="string">
            <text:p text:style-name="P73">Power</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the exponent of the scalar value</text:p>
          </table:table-cell>
        </table:table-row>
        <table:table-row>
          <table:table-cell table:style-name="Table8.A2" office:value-type="string">
            <text:p text:style-name="P74">Matrix</text:p>
          </table:table-cell>
          <table:table-cell table:style-name="Table8.A2" office:value-type="string">
            <text:p text:style-name="P73">Addit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added to the scalar value</text:p>
          </table:table-cell>
        </table:table-row>
        <table:table-row>
          <table:table-cell table:style-name="Table8.A2" office:value-type="string">
            <text:p text:style-name="P74">Matrix</text:p>
          </table:table-cell>
          <table:table-cell table:style-name="Table8.A2" office:value-type="string">
            <text:p text:style-name="P73">Subtract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74">Matrix</text:p>
          </table:table-cell>
          <table:table-cell table:style-name="Table8.A2" office:value-type="string">
            <text:p text:style-name="P73">Multiplicat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multiplied by the scalar value</text:p>
          </table:table-cell>
        </table:table-row>
        <table:table-row>
          <table:table-cell table:style-name="Table8.A2" office:value-type="string">
            <text:p text:style-name="P74">Matrix</text:p>
          </table:table-cell>
          <table:table-cell table:style-name="Table8.A2" office:value-type="string">
            <text:p text:style-name="P73">Divis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divided <text:span text:style-name="T48">by</text:span> the scalar value</text:p>
          </table:table-cell>
        </table:table-row>
        <table:table-row>
          <table:table-cell table:style-name="Table8.A2" office:value-type="string">
            <text:p text:style-name="P74">Matrix</text:p>
          </table:table-cell>
          <table:table-cell table:style-name="Table8.A2" office:value-type="string">
            <text:p text:style-name="P73">Power</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text:span text:style-name="T48">raised to </text:span>the scalar value</text:p>
          </table:table-cell>
        </table:table-row>
      </table:table>
      <text:p text:style-name="P73"/>
      <text:p text:style-name="P81">K&amp;K BASIC restricts the assignment of a variable used in a matrix multiplication operation. BASIC-19<text:span text:style-name="T59">73</text:span> does not impose this restriction. You may write:</text:p>
      <text:p text:style-name="P145"><text:span text:style-name="T41">11</text:span>0 <text:span text:style-name="T41">MAT A = A * C</text:span></text:p>
      <text:h text:style-name="P174" text:outline-level="2">Functions</text:h>
      <text:p text:style-name="P43">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5">(x)</text:span></text:p>
          </table:table-cell>
          <table:table-cell table:style-name="Table5.B2" office:value-type="string">
            <text:p text:style-name="P118">Return the integer part of a numeric value.</text:p>
          </table:table-cell>
        </table:table-row>
        <table:table-row>
          <table:table-cell table:style-name="Table5.A2" office:value-type="string">
            <text:p text:style-name="Standard">RND<text:span text:style-name="T25">(x)</text:span></text:p>
          </table:table-cell>
          <table:table-cell table:style-name="Table5.B2" office:value-type="string">
            <text:p text:style-name="P118">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44">RND()</text:p>
          </table:table-cell>
          <table:table-cell table:style-name="Table5.B2" office:value-type="string">
            <text:p text:style-name="P44">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7">Computes e</text:span><text:span text:style-name="T28">x</text:span><text:span text:style-name="T25">.</text:span></text:p>
          </table:table-cell>
        </table:table-row>
        <table:table-row>
          <table:table-cell table:style-name="Table5.A2" office:value-type="string">
            <text:p text:style-name="P6">LOG(x)</text:p>
          </table:table-cell>
          <table:table-cell table:style-name="Table5.B2" office:value-type="string">
            <text:p text:style-name="P24">Computes the natural log of x. A value of zero or a negative value will cause an error.</text:p>
          </table:table-cell>
        </table:table-row>
        <table:table-row>
          <table:table-cell table:style-name="Table5.A2" office:value-type="string">
            <text:p text:style-name="P21">ABS(x)</text:p>
          </table:table-cell>
          <table:table-cell table:style-name="Table5.B2" office:value-type="string">
            <text:p text:style-name="P24">Computes the absolute value of x.</text:p>
          </table:table-cell>
        </table:table-row>
        <table:table-row>
          <table:table-cell table:style-name="Table5.A2" office:value-type="string">
            <text:p text:style-name="P21">SQR(x)</text:p>
          </table:table-cell>
          <table:table-cell table:style-name="Table5.B2" office:value-type="string">
            <text:p text:style-name="P24">Computes the square root of x. A negative value will cause an error.</text:p>
          </table:table-cell>
        </table:table-row>
        <table:table-row>
          <table:table-cell table:style-name="Table5.A2" office:value-type="string">
            <text:p text:style-name="P21">SIN(x)</text:p>
          </table:table-cell>
          <table:table-cell table:style-name="Table5.B2" office:value-type="string">
            <text:p text:style-name="P24">Computes the sine of x, where x is in radians.</text:p>
          </table:table-cell>
        </table:table-row>
        <table:table-row>
          <table:table-cell table:style-name="Table5.A2" office:value-type="string">
            <text:p text:style-name="P22">COS(x)</text:p>
          </table:table-cell>
          <table:table-cell table:style-name="Table5.B2" office:value-type="string">
            <text:p text:style-name="P22">Computes the cosine of x, where x is in radians.</text:p>
          </table:table-cell>
        </table:table-row>
        <table:table-row>
          <table:table-cell table:style-name="Table5.A2" office:value-type="string">
            <text:p text:style-name="P50">TAN(x)</text:p>
          </table:table-cell>
          <table:table-cell table:style-name="Table5.B2" office:value-type="string">
            <text:p text:style-name="P50">Computes the tangent of x, where x is in radians.</text:p>
          </table:table-cell>
        </table:table-row>
        <table:table-row>
          <table:table-cell table:style-name="Table5.A2" office:value-type="string">
            <text:p text:style-name="P50">ATN(x)</text:p>
          </table:table-cell>
          <table:table-cell table:style-name="Table5.B2" office:value-type="string">
            <text:p text:style-name="P50">Computes the arctangent of x, providing the answer in radians.</text:p>
          </table:table-cell>
        </table:table-row>
        <table:table-row>
          <table:table-cell table:style-name="Table5.A2" office:value-type="string">
            <text:p text:style-name="P50">SGN(x)</text:p>
          </table:table-cell>
          <table:table-cell table:style-name="Table5.B2" office:value-type="string">
            <text:p text:style-name="P50">Returns 1, 0, or -1, for positive, zero, or negative values of x.</text:p>
          </table:table-cell>
        </table:table-row>
        <text:soft-page-break/>
        <table:table-row>
          <table:table-cell table:style-name="Table5.A2" office:value-type="string">
            <text:p text:style-name="P76">TRN(<text:span text:style-name="T49">m</text:span>)</text:p>
          </table:table-cell>
          <table:table-cell table:style-name="Table5.B2" office:value-type="string">
            <text:p text:style-name="P76">Transposes values in a matrix, exchanging rows and columns.</text:p>
          </table:table-cell>
        </table:table-row>
        <table:table-row>
          <table:table-cell table:style-name="Table5.A2" office:value-type="string">
            <text:p text:style-name="P89">ZER(x)</text:p>
          </table:table-cell>
          <table:table-cell table:style-name="Table5.B2" office:value-type="string">
            <text:p text:style-name="P89">Creates an array containing all zeros, with x columns</text:p>
          </table:table-cell>
        </table:table-row>
        <table:table-row>
          <table:table-cell table:style-name="Table5.A2" office:value-type="string">
            <text:p text:style-name="P79">ZER(x,y)</text:p>
          </table:table-cell>
          <table:table-cell table:style-name="Table5.B2" office:value-type="string">
            <text:p text:style-name="P79">Creates a matrix containing all zeros, with x rows and y columns.</text:p>
          </table:table-cell>
        </table:table-row>
        <table:table-row>
          <table:table-cell table:style-name="Table5.A2" office:value-type="string">
            <text:p text:style-name="P89">CON(x)</text:p>
          </table:table-cell>
          <table:table-cell table:style-name="Table5.B2" office:value-type="string">
            <text:p text:style-name="P89">Creates an array containing all ones, with x columns</text:p>
          </table:table-cell>
        </table:table-row>
        <table:table-row>
          <table:table-cell table:style-name="Table5.A2" office:value-type="string">
            <text:p text:style-name="P79">CON(x,y)</text:p>
          </table:table-cell>
          <table:table-cell table:style-name="Table5.B2" office:value-type="string">
            <text:p text:style-name="P79">Creates a matrix containing all ones, with x rows and y columns.</text:p>
          </table:table-cell>
        </table:table-row>
        <table:table-row>
          <table:table-cell table:style-name="Table5.A2" office:value-type="string">
            <text:p text:style-name="P76">IDN(x)</text:p>
          </table:table-cell>
          <table:table-cell table:style-name="Table5.B2" office:value-type="string">
            <text:p text:style-name="P76">Creates an identity matrix (all zeros except for ones on the diagonal).</text:p>
          </table:table-cell>
        </table:table-row>
        <table:table-row>
          <table:table-cell table:style-name="Table5.A2" office:value-type="string">
            <text:p text:style-name="P76">IDN(x,x)</text:p>
          </table:table-cell>
          <table:table-cell table:style-name="Table5.B2" office:value-type="string">
            <text:p text:style-name="P76">Same as IDN(x). The two values must be identical, as identity matrices are always square.</text:p>
          </table:table-cell>
        </table:table-row>
        <table:table-row>
          <table:table-cell table:style-name="Table5.A2" office:value-type="string">
            <text:p text:style-name="P80">DET(m)</text:p>
          </table:table-cell>
          <table:table-cell table:style-name="Table5.B2" office:value-type="string">
            <text:p text:style-name="P80">Computes the determinant of the matrix. <text:span text:style-name="T54">The matrix must be square.</text:span></text:p>
          </table:table-cell>
        </table:table-row>
        <table:table-row>
          <table:table-cell table:style-name="Table5.A2" office:value-type="string">
            <text:p text:style-name="P97">TAB(n)</text:p>
          </table:table-cell>
          <table:table-cell table:style-name="Table5.B2" office:value-type="string">
            <text:p text:style-name="P97">Advances the print position to column 'n'. <text:span text:style-name="T61">Returns a string value with the proper number of spaces</text:span>. <text:span text:style-name="T61">Useful in PRINT statements. In other statements, it returns the string value but does not advance the print psotion.</text:span></text:p>
          </table:table-cell>
        </table:table-row>
        <table:table-row>
          <table:table-cell table:style-name="Table5.A2" office:value-type="string">
            <text:p text:style-name="P112">LEN(t)</text:p>
          </table:table-cell>
          <table:table-cell table:style-name="Table5.B2" office:value-type="string">
            <text:p text:style-name="P112">Returns the length of the string value.</text:p>
          </table:table-cell>
        </table:table-row>
        <table:table-row>
          <table:table-cell table:style-name="Table5.A2" office:value-type="string">
            <text:p text:style-name="P112">CHR$(n)</text:p>
          </table:table-cell>
          <table:table-cell table:style-name="Table5.B2" office:value-type="string">
            <text:p text:style-name="P112">Returns a string of one character, defined by n. N must be within the ASCII printable range of 32 to 126.</text:p>
          </table:table-cell>
        </table:table-row>
        <table:table-row>
          <table:table-cell table:style-name="Table5.A2" office:value-type="string">
            <text:p text:style-name="P112">ASC(t)</text:p>
          </table:table-cell>
          <table:table-cell table:style-name="Table5.B2" office:value-type="string">
            <text:p text:style-name="P112">Returns the ASCII value of the first character of the string t.</text:p>
          </table:table-cell>
        </table:table-row>
        <table:table-row>
          <table:table-cell table:style-name="Table5.A2" office:value-type="string">
            <text:p text:style-name="P213">PACK(a)</text:p>
          </table:table-cell>
          <table:table-cell table:style-name="Table5.B2" office:value-type="string">
            <text:p text:style-name="P213">Converts a numeric array to a string variable. The first element (index 0) must contain the number of numeric values to convert. (It may be zero.) Each numeric element is converted to the corresponding ASCII character.</text:p>
          </table:table-cell>
        </table:table-row>
        <table:table-row>
          <table:table-cell table:style-name="Table5.A2" office:value-type="string">
            <text:p text:style-name="P213">UNPACK(t)</text:p>
          </table:table-cell>
          <table:table-cell table:style-name="Table5.B2" office:value-type="string">
            <text:p text:style-name="P213">Converts a string variable (or expression) to an array of numeric values. The first element (index 0) contains the number of converted elements. Each element is the ASCII value for the corresponding character in the original string.</text:p>
          </table:table-cell>
        </table:table-row>
      </table:table>
      <text:h text:style-name="Heading_20_3" text:outline-level="3">Matrix function special forms</text:h>
      <text:p text:style-name="P86">The functions ZER, CON, and IDN have normal forms and special forms.</text:p>
      <text:p text:style-name="P87">You can use the normal form in simple assignments <text:span text:style-name="T77">without specifying dimensions of targets</text:span>:</text:p>
      <text:p text:style-name="P165">200 REM NO DIM STATEMENT FOR A OR B</text:p>
      <text:p text:style-name="P166"><text:span text:style-name="T52">24</text:span>0 <text:span text:style-name="T41">MAT A = CON(3,4)</text:span></text:p>
      <text:p text:style-name="P164"><text:span text:style-name="T52">25</text:span>0 <text:span text:style-name="T41">MAT B = IDN(4,4)</text:span></text:p>
      <text:p text:style-name="P164"/>
      <text:p text:style-name="P86">When they are used as part of an expression, these functions must have parameters:</text:p>
      <text:p text:style-name="P142">130 LET S = <text:span text:style-name="T52">4</text:span></text:p>
      <text:p text:style-name="P148"><text:span text:style-name="T41">14</text:span>0 <text:span text:style-name="T41">MAT A = IDN(S) * 4</text:span></text:p>
      <text:p text:style-name="P148"><text:span text:style-name="T41">15</text:span>0 <text:span text:style-name="T41">MAT B = ZER(S+1,S) + COS(45*3.14159/2)</text:span></text:p>
      <text:p text:style-name="P133"/>
      <text:p text:style-name="P85">The special form allows for parameters to be omitted. The special form is when they are the sole element of the right-hand side of an assignment:</text:p>
      <text:p text:style-name="P165">200 REM DIM STATEMENTS FOR A AND B ARE NECESSARY</text:p>
      <text:p text:style-name="P143"><text:span text:style-name="T52">2</text:span>30 <text:span text:style-name="T52">DIM A(3,4), B(4,4)</text:span></text:p>
      <text:p text:style-name="P148"><text:span text:style-name="T52">24</text:span>0 <text:span text:style-name="T41">MAT A = CON</text:span></text:p>
      <text:p text:style-name="P148"><text:soft-page-break/><text:span text:style-name="T52">25</text:span>0 <text:span text:style-name="T41">MAT B = IDN</text:span></text:p>
      <text:p text:style-name="P148"/>
      <text:p text:style-name="P85">In this special form, the target variable must already exist and have dimensions specified.</text:p>
      <text:h text:style-name="P175" text:outline-level="2">Editing programs</text:h>
      <text:p text:style-name="Text_20_body">Programs may be edited externally and loaded with the LOAD command, and they may be entered and edited within BASIC-19<text:span text:style-name="T59">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76" text:outline-level="2">Outstanding issues</text:h>
      <text:list xml:id="list170004222264456" text:continue-numbering="true" text:style-name="L1">
        <text:list-item>
          <text:p text:style-name="P204"><text:span text:style-name="T69">Option for</text:span> INT() to provide greatest integer not greater than the argument. (In other words, truncate toward negative infinity.)</text:p>
        </text:list-item>
        <text:list-item>
          <text:p text:style-name="P205"><text:span text:style-name="T69">Option for m</text:span>ultistatement lines <text:span text:style-name="T69">to be </text:span>separated by colon <text:span text:style-name="T69">(or colon and backslash)</text:span></text:p>
        </text:list-item>
        <text:list-item>
          <text:p text:style-name="P205">Functions for strings (MID$(), <text:span text:style-name="T69">VAL(), LEFT$(), RIGHT$(), EXT$()</text:span>)</text:p>
        </text:list-item>
        <text:list-item>
          <text:p text:style-name="P206">Option to use subscripts to string variables to extract substring</text:p>
        </text:list-item>
        <text:list-item>
          <text:p text:style-name="P207">Allow statement keywords to be abbreviated to three letters</text:p>
        </text:list-item>
        <text:list-item>
          <text:p text:style-name="P208">LINE INPUT to read a single string variable</text:p>
        </text:list-item>
        <text:list-item>
          <text:p text:style-name="P208">LINPUT abbreviation of LINE INPUT</text:p>
        </text:list-item>
        <text:list-item>
          <text:p text:style-name="P202">PRINT keyword can be replaced with an ampersand</text:p>
        </text:list-item>
        <text:list-item>
          <text:p text:style-name="P205">REM keyword can be replaced with an apostrophe</text:p>
        </text:list-item>
        <text:list-item>
          <text:p text:style-name="P202">AND and OR in expressions of IF statements</text:p>
        </text:list-item>
        <text:list-item>
          <text:p text:style-name="P205">RANDOM statement <text:span text:style-name="T66">(same as RANDOMIZE)</text:span></text:p>
        </text:list-item>
        <text:list-item>
          <text:p text:style-name="P205">ON <text:span text:style-name="T69">expression</text:span> GOTO <text:span text:style-name="T69">line numbers</text:span></text:p>
        </text:list-item>
        <text:list-item>
          <text:p text:style-name="P205">ON <text:span text:style-name="T69">expression</text:span> GOSUB <text:span text:style-name="T69">line numbers</text:span></text:p>
        </text:list-item>
        <text:list-item>
          <text:p text:style-name="P209">CHAIN <text:span text:style-name="T69">filename</text:span></text:p>
        </text:list-item>
        <text:list-item>
          <text:p text:style-name="P210">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2M48S</meta:editing-duration>
    <meta:editing-cycles>79</meta:editing-cycles>
    <meta:generator>LibreOffice/5.1.4.2$Linux_X86_64 LibreOffice_project/10m0$Build-2</meta:generator>
    <dc:date>2016-09-13T17:00:03.504086926</dc:date>
    <meta:document-statistic meta:table-count="11" meta:image-count="0" meta:object-count="0" meta:page-count="22" meta:paragraph-count="777" meta:word-count="6304" meta:character-count="35828" meta:non-whitespace-character-count="30324"/>
    <meta:user-defined meta:name="Info 1"/>
    <meta:user-defined meta:name="Info 2"/>
    <meta:user-defined meta:name="Info 3"/>
    <meta:user-defined meta:name="Info 4"/>
  </office:meta>
</office:document-meta>
</file>